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officeooo:rsid="00014637" officeooo:paragraph-rsid="000161c7"/>
    </style:style>
    <style:style style:name="P2" style:family="paragraph" style:parent-style-name="Standard">
      <style:text-properties fo:language="es" fo:country="ES" officeooo:rsid="00014637" officeooo:paragraph-rsid="000161c7"/>
    </style:style>
    <style:style style:name="P3" style:family="paragraph" style:parent-style-name="Standard">
      <style:text-properties fo:language="es" fo:country="ES" officeooo:rsid="000161c7" officeooo:paragraph-rsid="000161c7"/>
    </style:style>
    <style:style style:name="P4" style:family="paragraph" style:parent-style-name="Standard">
      <style:text-properties fo:language="es" fo:country="ES" officeooo:rsid="0001fd18" officeooo:paragraph-rsid="0001fd18"/>
    </style:style>
    <style:style style:name="P5" style:family="paragraph" style:parent-style-name="Standard">
      <style:paragraph-properties style:line-height-at-least="0.503cm"/>
      <style:text-properties fo:color="#d4d4d4" loext:opacity="100%" style:font-name="Consolas" fo:font-size="10.5pt" fo:font-weight="normal" fo:background-color="#1e1e1e"/>
    </style:style>
    <style:style style:name="P6" style:family="paragraph" style:parent-style-name="Standard">
      <style:text-properties fo:color="#d4d4d4" loext:opacity="100%" style:font-name="Consolas" fo:font-size="10.5pt" fo:language="es" fo:country="ES" fo:font-weight="normal" officeooo:rsid="0001fd18" officeooo:paragraph-rsid="0001fd18" fo:background-color="#1e1e1e"/>
    </style:style>
    <style:style style:name="P7" style:family="paragraph" style:parent-style-name="Standard">
      <style:paragraph-properties style:line-height-at-least="0.503cm"/>
      <style:text-properties fo:color="#d4d4d4" loext:opacity="100%" fo:background-color="#1e1e1e"/>
    </style:style>
    <style:style style:name="P8" style:family="paragraph" style:parent-style-name="Standard">
      <style:paragraph-properties style:line-height-at-least="0.503cm"/>
      <style:text-properties fo:color="#6a9955" loext:opacity="100%" fo:background-color="#1e1e1e"/>
    </style:style>
    <style:style style:name="P9" style:family="paragraph" style:parent-style-name="Standard">
      <style:paragraph-properties style:line-height-at-least="0.503cm"/>
    </style:style>
    <style:style style:name="P10" style:family="paragraph" style:parent-style-name="Standard">
      <style:text-properties officeooo:paragraph-rsid="000161c7"/>
    </style:style>
    <style:style style:name="P11" style:family="paragraph" style:parent-style-name="Standard">
      <style:text-properties officeooo:paragraph-rsid="0001fd18"/>
    </style:style>
    <style:style style:name="P12" style:family="paragraph" style:parent-style-name="Standard">
      <style:paragraph-properties fo:break-before="page"/>
      <style:text-properties fo:language="es" fo:country="ES" fo:font-style="italic" fo:font-weight="bold" officeooo:rsid="0001fd18" officeooo:paragraph-rsid="0001fd18" style:font-style-asian="italic" style:font-weight-asian="bold" style:font-style-complex="italic" style:font-weight-complex="bold"/>
    </style:style>
    <style:style style:name="P13" style:family="paragraph" style:parent-style-name="Standard">
      <style:text-properties officeooo:paragraph-rsid="0001fd18"/>
    </style:style>
    <style:style style:name="P14" style:family="paragraph" style:parent-style-name="Standard">
      <style:paragraph-properties style:line-height-at-least="0.503cm"/>
      <style:text-properties fo:color="#d4d4d4" loext:opacity="100%" style:font-name="Consolas" fo:font-size="10.5pt" fo:font-weight="normal" fo:background-color="#1e1e1e"/>
    </style:style>
    <style:style style:name="P15" style:family="paragraph" style:parent-style-name="Standard">
      <style:paragraph-properties style:line-height-at-least="0.503cm"/>
      <style:text-properties fo:color="#d4d4d4" loext:opacity="100%" fo:background-color="#1e1e1e"/>
    </style:style>
    <style:style style:name="P16" style:family="paragraph" style:parent-style-name="Standard">
      <style:paragraph-properties style:line-height-at-least="0.503cm"/>
      <style:text-properties fo:color="#6a9955" loext:opacity="100%" fo:background-color="#1e1e1e"/>
    </style:style>
    <style:style style:name="P17" style:family="paragraph" style:parent-style-name="Standard">
      <style:paragraph-properties style:line-height-at-least="0.503cm"/>
    </style:style>
    <style:style style:name="T1" style:family="text">
      <style:text-properties officeooo:rsid="000247b0"/>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14pt" style:text-underline-style="none" fo:font-weight="bold" officeooo:rsid="000161c7" style:font-size-asian="14pt" style:font-weight-asian="bold" style:font-size-complex="14pt" style:font-weight-complex="bold"/>
    </style:style>
    <style:style style:name="T4" style:family="text">
      <style:text-properties officeooo:rsid="000161c7"/>
    </style:style>
    <style:style style:name="T5" style:family="text">
      <style:text-properties fo:color="#569cd6" loext:opacity="100%"/>
    </style:style>
    <style:style style:name="T6" style:family="text">
      <style:text-properties fo:color="#569cd6" loext:opacity="100%" style:font-name="Consolas" fo:font-size="10.5pt" fo:font-weight="normal"/>
    </style:style>
    <style:style style:name="T7" style:family="text">
      <style:text-properties fo:color="#569cd6" loext:opacity="100%" style:font-name="Consolas" fo:font-size="10.5pt" fo:font-weight="normal" fo:background-color="#1e1e1e" loext:char-shading-value="0"/>
    </style:style>
    <style:style style:name="T8" style:family="text">
      <style:text-properties fo:color="#569cd6" loext:opacity="100%" style:font-name="Consolas" fo:font-size="10.5pt" fo:language="es" fo:country="ES" fo:font-weight="normal" officeooo:rsid="0002a6ef" fo:background-color="#1e1e1e" loext:char-shading-value="0"/>
    </style:style>
    <style:style style:name="T9" style:family="text">
      <style:text-properties fo:color="#d4d4d4" loext:opacity="100%" style:font-name="Consolas" fo:font-size="10.5pt" fo:font-weight="normal" fo:background-color="#1e1e1e" loext:char-shading-value="0"/>
    </style:style>
    <style:style style:name="T10" style:family="text">
      <style:text-properties fo:color="#d4d4d4" loext:opacity="100%" style:font-name="Consolas" fo:font-size="10.5pt" fo:language="es" fo:country="ES" fo:font-weight="normal" officeooo:rsid="0002a6ef" fo:background-color="#1e1e1e" loext:char-shading-value="0"/>
    </style:style>
    <style:style style:name="T11" style:family="text">
      <style:text-properties fo:color="#4ec9b0" loext:opacity="100%" style:font-name="Consolas" fo:font-size="10.5pt" fo:font-weight="normal"/>
    </style:style>
    <style:style style:name="T12" style:family="text">
      <style:text-properties fo:color="#4ec9b0" loext:opacity="100%" style:font-name="Consolas" fo:font-size="10.5pt" fo:font-weight="normal" fo:background-color="#1e1e1e" loext:char-shading-value="0"/>
    </style:style>
    <style:style style:name="T13" style:family="text">
      <style:text-properties style:font-name="Consolas" fo:font-size="10.5pt" fo:font-weight="normal"/>
    </style:style>
    <style:style style:name="T14" style:family="text">
      <style:text-properties fo:color="#6a9955" loext:opacity="100%" style:font-name="Consolas" fo:font-size="10.5pt" fo:font-weight="normal"/>
    </style:style>
    <style:style style:name="T15" style:family="text">
      <style:text-properties fo:color="#dcdcaa" loext:opacity="100%"/>
    </style:style>
    <style:style style:name="T16" style:family="text">
      <style:text-properties fo:color="#dcdcaa" loext:opacity="100%" style:font-name="Consolas" fo:font-size="10.5pt" fo:font-weight="normal"/>
    </style:style>
    <style:style style:name="T17" style:family="text">
      <style:text-properties fo:color="#ce9178" loext:opacity="100%"/>
    </style:style>
    <style:style style:name="T18" style:family="text">
      <style:text-properties fo:color="#ce9178" loext:opacity="100%" style:font-name="Consolas" fo:font-size="10.5pt" fo:font-weight="normal"/>
    </style:style>
    <style:style style:name="T19" style:family="text">
      <style:text-properties fo:language="es" fo:country="ES" officeooo:rsid="00014637"/>
    </style:style>
    <style:style style:name="T20" style:family="text">
      <style:text-properties fo:language="es" fo:country="ES" officeooo:rsid="000161c7"/>
    </style:style>
    <style:style style:name="T21" style:family="text">
      <style:text-properties fo:language="es" fo:country="ES" officeooo:rsid="0001fd18"/>
    </style:style>
    <style:style style:name="T22" style:family="text">
      <style:text-properties fo:language="es" fo:country="ES" officeooo:rsid="0002a6ef"/>
    </style:style>
    <style:style style:name="T23" style:family="text">
      <style:text-properties fo:language="es" fo:country="ES" fo:font-style="italic" fo:font-weight="bold" officeooo:rsid="0001fd18" style:font-style-asian="italic" style:font-weight-asian="bold" style:font-style-complex="italic" style:font-weight-complex="bold"/>
    </style:style>
    <style:style style:name="T24" style:family="text">
      <style:text-properties fo:language="es" fo:country="ES" fo:font-style="italic" fo:font-weight="bold" officeooo:rsid="000161c7" style:font-style-asian="italic" style:font-weight-asian="bold" style:font-style-complex="italic" style:font-weight-complex="bold"/>
    </style:style>
    <style:style style:name="T25" style:family="text">
      <style:text-properties fo:language="es" fo:country="ES" officeooo:rsid="0003d93d"/>
    </style:style>
    <style:style style:name="T26" style:family="text">
      <style:text-properties fo:color="#d7ba7d" loext:opacity="100%"/>
    </style:style>
    <style:style style:name="T27" style:family="text">
      <style:text-properties fo:color="#9cdcfe" loext:opacity="100%"/>
    </style:style>
    <style:style style:name="T28" style:family="text">
      <style:text-properties fo:color="#9cdcfe" loext:opacity="100%" style:font-name="Consolas" fo:font-size="10.5pt" fo:font-weight="normal"/>
    </style:style>
    <style:style style:name="T29" style:family="text">
      <style:text-properties fo:color="#9cdcfe" loext:opacity="100%" style:font-name="Consolas" fo:font-size="10.5pt" fo:font-weight="normal" fo:background-color="#1e1e1e" loext:char-shading-value="0"/>
    </style:style>
    <style:style style:name="T30" style:family="text">
      <style:text-properties fo:color="#9cdcfe" loext:opacity="100%" style:font-name="Consolas" fo:font-size="10.5pt" fo:language="es" fo:country="ES" fo:font-weight="normal" officeooo:rsid="0002a6ef" fo:background-color="#1e1e1e" loext:char-shading-value="0"/>
    </style:style>
    <style:style style:name="T31" style:family="text">
      <style:text-properties fo:color="#b5cea8" loext:opacity="100%" style:font-name="Consolas" fo:font-size="10.5pt" fo:font-weight="normal"/>
    </style:style>
    <style:style style:name="T32" style:family="text">
      <style:text-properties fo:color="#808080" loext:opacity="100%"/>
    </style:style>
    <style:style style:name="T33" style:family="text">
      <style:text-properties fo:color="#808080" loext:opacity="100%" style:font-name="Consolas" fo:font-size="10.5pt" fo:font-weight="normal"/>
    </style:style>
    <style:style style:name="T34" style:family="text">
      <style:text-properties fo:color="#808080" loext:opacity="100%" style:font-name="Consolas" fo:font-size="10.5pt" fo:font-weight="normal" fo:background-color="#1e1e1e" loext:char-shading-value="0"/>
    </style:style>
    <style:style style:name="T35" style:family="text">
      <style:text-properties fo:color="#808080" loext:opacity="100%" style:font-name="Consolas" fo:font-size="10.5pt" fo:language="es" fo:country="ES" fo:font-weight="normal" officeooo:rsid="0002a6ef" fo:background-color="#1e1e1e" loext:char-shading-value="0"/>
    </style:style>
    <style:style style:name="T36" style:family="text">
      <style:text-properties fo:font-style="italic" fo:font-weight="bold" officeooo:rsid="000161c7"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nual de </text:span><text:span text:style-name="T3">programador</text:span><text:line-break/></text:p>
      <text:p text:style-name="P2"><text:line-break/><text:span text:style-name="T1">Pingüino Mágico</text:span> <text:span text:style-name="T4">ha sido creado a partir de la base que Laravel ofrece.<text:line-break/><text:line-break/></text:span><text:span text:style-name="T36">DATOS DEL ADMIN:</text:span></text:p>
      <text:p text:style-name="P10"><text:span text:style-name="T19"><text:line-break/></text:span><text:span text:style-name="T7">class</text:span><text:span text:style-name="T9"> </text:span><text:span text:style-name="T12">admin_seeder</text:span><text:span text:style-name="T9"> </text:span><text:span text:style-name="T7">extends</text:span><text:span text:style-name="T9"> </text:span><text:span text:style-name="T12">Seeder</text:span></text:p>
      <text:p text:style-name="P5">{</text:p>
      <text:p text:style-name="P7">    <text:span text:style-name="T14">/**</text:span></text:p>
      <text:p text:style-name="P8">     <text:span text:style-name="T13">* Run the database seeds.</text:span></text:p>
      <text:p text:style-name="P8">     <text:span text:style-name="T13">*/</text:span></text:p>
      <text:p text:style-name="P7">    <text:span text:style-name="T6">public</text:span><text:span text:style-name="T13"> </text:span><text:span text:style-name="T6">function</text:span><text:span text:style-name="T13"> </text:span><text:span text:style-name="T16">run</text:span><text:span text:style-name="T13">(): </text:span><text:span text:style-name="T6">void</text:span></text:p>
      <text:p text:style-name="P7">    <text:span text:style-name="T13">{</text:span></text:p>
      <text:p text:style-name="P7">        <text:span text:style-name="T11">User</text:span><text:span text:style-name="T13">::</text:span><text:span text:style-name="T16">create</text:span><text:span text:style-name="T13">([</text:span></text:p>
      <text:p text:style-name="P7">            <text:span text:style-name="T18">'name'</text:span><text:span text:style-name="T13"> =&gt; </text:span><text:span text:style-name="T18">'root'</text:span><text:span text:style-name="T13">,</text:span></text:p>
      <text:p text:style-name="P7">            <text:span text:style-name="T18">'email'</text:span><text:span text:style-name="T13"> =&gt; </text:span><text:span text:style-name="T18">'test@test.com'</text:span><text:span text:style-name="T13">,</text:span></text:p>
      <text:p text:style-name="P7">            <text:span text:style-name="T18">'password'</text:span><text:span text:style-name="T13"> =&gt; </text:span><text:span text:style-name="T18">'12345678'</text:span></text:p>
      <text:p text:style-name="P7">        <text:span text:style-name="T13">]);</text:span></text:p>
      <text:p text:style-name="P7">    <text:span text:style-name="T13">}</text:span></text:p>
      <text:p text:style-name="P5">}</text:p>
      <text:p text:style-name="P5"/>
      <text:p text:style-name="P5"/>
      <text:p text:style-name="P10"><text:span text:style-name="T24">BASE DE DATOS:</text:span><text:span text:style-name="T20"><text:line-break/><text:line-break/></text:span><text:span text:style-name="T7">DB_CONNECTION</text:span><text:span text:style-name="T9">=mysql</text:span></text:p>
      <text:p text:style-name="P5"><text:span text:style-name="T5">DB_HOST</text:span>=127.0.0.1</text:p>
      <text:p text:style-name="P5"><text:span text:style-name="T5">DB_PORT</text:span>=3306</text:p>
      <text:p text:style-name="P5"><text:span text:style-name="T5">DB_DATABASE</text:span>=practicalaravel</text:p>
      <text:p text:style-name="P5"><text:span text:style-name="T5">DB_USERNAME</text:span>=root</text:p>
      <text:p text:style-name="P5"><text:span text:style-name="T5">DB_PASSWORD</text:span>=</text:p>
      <text:p text:style-name="P3"/>
      <text:p text:style-name="P12">CSS (app.css):</text:p>
      <text:p text:style-name="P4"><text:line-break/>Para el diseño de la página, mi idea era ampliar y poner en práctica todo lo aprendido a lo largo del ciclo sobre CSS y ponerlo en práctica en vez de tirar de un diseño previamente diseñado, ayudándome de font-awesome para los iconos. Como es una base de datos para un juego de rol, quería que tuviese una estética de ‘libro’ sin renunciar al aspecto moderno, así que lo diseñé en tonos naranjas y marrones.<text:line-break/></text:p>
      <text:p text:style-name="P6"><text:span text:style-name="T26">html</text:span> {</text:p>
      <text:p text:style-name="P7">    <text:span text:style-name="T28">background</text:span><text:span text:style-name="T13">: </text:span><text:span text:style-name="T16">linear-gradient</text:span><text:span text:style-name="T13">(</text:span><text:span text:style-name="T31">0deg</text:span><text:span text:style-name="T13">, </text:span><text:span text:style-name="T18">#412929</text:span><text:span text:style-name="T13"> </text:span><text:span text:style-name="T31">0%</text:span><text:span text:style-name="T13">, </text:span><text:span text:style-name="T18">#5f423b</text:span><text:span text:style-name="T13"> </text:span><text:span text:style-name="T31">50%</text:span><text:span text:style-name="T13">);</text:span></text:p>
      <text:p text:style-name="P7">    <text:span text:style-name="T28">background</text:span><text:span text:style-name="T13">: </text:span><text:span text:style-name="T16">url</text:span><text:span text:style-name="T13">(</text:span><text:span text:style-name="T28">https://images.pexels.com/photos/235985/pexels-photo-235985.jpeg</text:span><text:span text:style-name="T13">);</text:span></text:p>
      <text:p text:style-name="P7">    <text:span text:style-name="T28">background-size</text:span><text:span text:style-name="T13">: </text:span><text:span text:style-name="T18">cover</text:span><text:span text:style-name="T13">;</text:span></text:p>
      <text:p text:style-name="P7">    <text:span text:style-name="T28">background-repeat</text:span><text:span text:style-name="T13">:   </text:span><text:span text:style-name="T18">no-repeat</text:span><text:span text:style-name="T13">;</text:span></text:p>
      <text:p text:style-name="P7">    <text:span text:style-name="T28">background-position</text:span><text:span text:style-name="T13">: </text:span><text:span text:style-name="T18">center</text:span><text:span text:style-name="T13"> </text:span><text:span text:style-name="T18">center</text:span><text:span text:style-name="T13">;</text:span></text:p>
      <text:p text:style-name="P7">    <text:span text:style-name="T28">height</text:span><text:span text:style-name="T13">: </text:span><text:span text:style-name="T31">100%</text:span><text:span text:style-name="T13">;</text:span></text:p>
      <text:p text:style-name="P7">    <text:span text:style-name="T28">font-family</text:span><text:span text:style-name="T13">: </text:span><text:span text:style-name="T18">'Arial'</text:span></text:p>
      <text:p text:style-name="P5">}</text:p>
      <text:p text:style-name="P5"><text:span text:style-name="T26">#app</text:span> {</text:p>
      <text:p text:style-name="P7">    <text:span text:style-name="T28">width</text:span><text:span text:style-name="T13">: </text:span><text:span text:style-name="T31">100%</text:span><text:span text:style-name="T13">;</text:span></text:p>
      <text:p text:style-name="P7">    <text:span text:style-name="T28">max-width</text:span><text:span text:style-name="T13">: </text:span><text:span text:style-name="T31">100vw</text:span><text:span text:style-name="T13">;</text:span></text:p>
      <text:p text:style-name="P7">    <text:span text:style-name="T28">height</text:span><text:span text:style-name="T13">: </text:span><text:span text:style-name="T31">100%</text:span><text:span text:style-name="T13">;</text:span></text:p>
      <text:p text:style-name="P7">    <text:span text:style-name="T28">display</text:span><text:span text:style-name="T13">: </text:span><text:span text:style-name="T18">flex</text:span><text:span text:style-name="T13">;</text:span></text:p>
      <text:p text:style-name="P7">    <text:span text:style-name="T28">flex-direction</text:span><text:span text:style-name="T13">: </text:span><text:span text:style-name="T18">column</text:span><text:span text:style-name="T13">;</text:span></text:p>
      <text:p text:style-name="P7">    <text:span text:style-name="T28">align-items</text:span><text:span text:style-name="T13">: </text:span><text:span text:style-name="T18">center</text:span><text:span text:style-name="T13">;</text:span></text:p>
      <text:p text:style-name="P7">    <text:span text:style-name="T28">justify-content</text:span><text:span text:style-name="T13">: </text:span><text:span text:style-name="T18">space-between</text:span><text:span text:style-name="T13">;</text:span></text:p>
      <text:p text:style-name="P9"/>
      <text:p text:style-name="P7">    <text:span text:style-name="T28">overflow</text:span><text:span text:style-name="T13">: </text:span><text:span text:style-name="T18">auto</text:span><text:span text:style-name="T13">;</text:span></text:p>
      <text:p text:style-name="P5">}</text:p>
      <text:p text:style-name="P5"><text:span text:style-name="T26">main</text:span>{</text:p>
      <text:p text:style-name="P7">    <text:span text:style-name="T28">max-width</text:span><text:span text:style-name="T13">: </text:span><text:span text:style-name="T31">100%</text:span><text:span text:style-name="T13">;</text:span></text:p>
      <text:p text:style-name="P7">    <text:span text:style-name="T28">padding-top</text:span><text:span text:style-name="T13">: </text:span><text:span text:style-name="T31">80px</text:span><text:span text:style-name="T13">;</text:span></text:p>
      <text:p text:style-name="P5">}</text:p>
      <text:p text:style-name="P5"><text:span text:style-name="T26">.container-fluid</text:span> {</text:p>
      <text:p text:style-name="P9"/>
      <text:p text:style-name="P5">}</text:p>
      <text:p text:style-name="P5"><text:span text:style-name="T26">body</text:span> {</text:p>
      <text:p text:style-name="P7">    <text:span text:style-name="T28">display</text:span><text:span text:style-name="T13">: </text:span><text:span text:style-name="T18">flex</text:span><text:span text:style-name="T13">;</text:span></text:p>
      <text:p text:style-name="P7">    <text:span text:style-name="T28">max-width</text:span><text:span text:style-name="T13">: </text:span><text:span text:style-name="T31">100vw</text:span><text:span text:style-name="T13">;</text:span></text:p>
      <text:p text:style-name="P7">    <text:span text:style-name="T28">flex-direction</text:span><text:span text:style-name="T13">: </text:span><text:span text:style-name="T18">column</text:span><text:span text:style-name="T13">;</text:span></text:p>
      <text:p text:style-name="P7">    <text:span text:style-name="T28">align-items</text:span><text:span text:style-name="T13">: </text:span><text:span text:style-name="T18">center</text:span><text:span text:style-name="T13">;</text:span></text:p>
      <text:p text:style-name="P7">    <text:span text:style-name="T28">justify-content</text:span><text:span text:style-name="T13">: </text:span><text:span text:style-name="T18">center</text:span><text:span text:style-name="T13">;</text:span></text:p>
      <text:p text:style-name="P7">    <text:span text:style-name="T28">height</text:span><text:span text:style-name="T13">: </text:span><text:span text:style-name="T31">100%</text:span><text:span text:style-name="T13">;</text:span></text:p>
      <text:p text:style-name="P7">    <text:span text:style-name="T28">margin</text:span><text:span text:style-name="T13">:</text:span><text:span text:style-name="T31">0</text:span><text:span text:style-name="T13">;</text:span></text:p>
      <text:p text:style-name="P7">    <text:span text:style-name="T28">background-color</text:span><text:span text:style-name="T13">: </text:span><text:span text:style-name="T18">transparent</text:span><text:span text:style-name="T13">;</text:span></text:p>
      <text:p text:style-name="P9"/>
      <text:p text:style-name="P5">}</text:p>
      <text:p text:style-name="P5"><text:span text:style-name="T26">#page-content</text:span> {</text:p>
      <text:p text:style-name="P7">    <text:span text:style-name="T28">background</text:span><text:span text:style-name="T13">: </text:span><text:span text:style-name="T18">#FFFFFF</text:span><text:span text:style-name="T13">;</text:span></text:p>
      <text:p text:style-name="P7"><text:soft-page-break/>    <text:span text:style-name="T28">max-width</text:span><text:span text:style-name="T13">: </text:span><text:span text:style-name="T31">100vw</text:span><text:span text:style-name="T13">;</text:span></text:p>
      <text:p text:style-name="P7">    <text:span text:style-name="T28">padding</text:span><text:span text:style-name="T13">: </text:span><text:span text:style-name="T31">20px</text:span><text:span text:style-name="T13"> </text:span><text:span text:style-name="T31">30px</text:span><text:span text:style-name="T13">;</text:span></text:p>
      <text:p text:style-name="P7">    <text:span text:style-name="T28">box-shadow</text:span><text:span text:style-name="T13">: </text:span><text:span text:style-name="T31">0px</text:span><text:span text:style-name="T13"> </text:span><text:span text:style-name="T31">5px</text:span><text:span text:style-name="T13"> </text:span><text:span text:style-name="T31">15px</text:span><text:span text:style-name="T13"> </text:span><text:span text:style-name="T31">0px</text:span><text:span text:style-name="T13"> </text:span><text:span text:style-name="T16">rgba</text:span><text:span text:style-name="T13">(</text:span><text:span text:style-name="T31">0</text:span><text:span text:style-name="T13">,</text:span><text:span text:style-name="T31">0</text:span><text:span text:style-name="T13">,</text:span><text:span text:style-name="T31">0</text:span><text:span text:style-name="T13">,</text:span><text:span text:style-name="T31">0.5</text:span><text:span text:style-name="T13">);</text:span></text:p>
      <text:p text:style-name="P5">}</text:p>
      <text:p text:style-name="P5"><text:span text:style-name="T26">h1</text:span> {</text:p>
      <text:p text:style-name="P7">    <text:span text:style-name="T28">color</text:span><text:span text:style-name="T13">: </text:span><text:span text:style-name="T18">black</text:span><text:span text:style-name="T13">;</text:span></text:p>
      <text:p text:style-name="P7">    <text:span text:style-name="T28">font-family</text:span><text:span text:style-name="T13">: </text:span><text:span text:style-name="T18">'Arial Black'</text:span><text:span text:style-name="T13">;</text:span></text:p>
      <text:p text:style-name="P7">    <text:span text:style-name="T28">margin</text:span><text:span text:style-name="T13">: </text:span><text:span text:style-name="T31">10px</text:span><text:span text:style-name="T13">;</text:span></text:p>
      <text:p text:style-name="P7">    <text:span text:style-name="T28">padding</text:span><text:span text:style-name="T13">: </text:span><text:span text:style-name="T31">5px</text:span><text:span text:style-name="T13"> </text:span><text:span text:style-name="T31">20px</text:span><text:span text:style-name="T13">;</text:span></text:p>
      <text:p text:style-name="P7">    <text:span text:style-name="T28">font-weight</text:span><text:span text:style-name="T13">: </text:span><text:span text:style-name="T18">bolder</text:span><text:span text:style-name="T13">;</text:span></text:p>
      <text:p text:style-name="P7">    <text:span text:style-name="T28">text-align</text:span><text:span text:style-name="T13">: </text:span><text:span text:style-name="T18">center</text:span><text:span text:style-name="T13">;</text:span></text:p>
      <text:p text:style-name="P7">    <text:span text:style-name="T28">background</text:span><text:span text:style-name="T13">: </text:span><text:span text:style-name="T18">white</text:span><text:span text:style-name="T13">;</text:span></text:p>
      <text:p text:style-name="P7">    <text:span text:style-name="T28">mix-blend-mode</text:span><text:span text:style-name="T13">: </text:span><text:span text:style-name="T18">screen</text:span><text:span text:style-name="T13">;</text:span></text:p>
      <text:p text:style-name="P5">}</text:p>
      <text:p text:style-name="P5"><text:span text:style-name="T26">h2</text:span> {</text:p>
      <text:p text:style-name="P7">    <text:span text:style-name="T28">margin-bottom</text:span><text:span text:style-name="T13">: </text:span><text:span text:style-name="T31">0</text:span><text:span text:style-name="T13">;</text:span></text:p>
      <text:p text:style-name="P7">    <text:span text:style-name="T28">color</text:span><text:span text:style-name="T13">: </text:span><text:span text:style-name="T18">#a1602a</text:span><text:span text:style-name="T13">;</text:span></text:p>
      <text:p text:style-name="P5">}</text:p>
      <text:p text:style-name="P5"><text:span text:style-name="T26">a</text:span>{</text:p>
      <text:p text:style-name="P7">    <text:span text:style-name="T28">text-decoration</text:span><text:span text:style-name="T13">:  </text:span><text:span text:style-name="T18">none</text:span><text:span text:style-name="T13">;</text:span></text:p>
      <text:p text:style-name="P7">    <text:span text:style-name="T28">color</text:span><text:span text:style-name="T13">:</text:span><text:span text:style-name="T18">unset</text:span><text:span text:style-name="T13">;</text:span></text:p>
      <text:p text:style-name="P5">}</text:p>
      <text:p text:style-name="P5"><text:span text:style-name="T26">.custom-nav-bar</text:span> {</text:p>
      <text:p text:style-name="P7">    <text:span text:style-name="T28">background</text:span><text:span text:style-name="T13">: </text:span><text:span text:style-name="T18">white</text:span><text:span text:style-name="T13">;</text:span></text:p>
      <text:p text:style-name="P7">    <text:span text:style-name="T28">margin-bottom</text:span><text:span text:style-name="T13">: </text:span><text:span text:style-name="T31">10px</text:span><text:span text:style-name="T13">;</text:span></text:p>
      <text:p text:style-name="P7">    <text:span text:style-name="T28">box-shadow</text:span><text:span text:style-name="T13">: </text:span><text:span text:style-name="T31">0px</text:span><text:span text:style-name="T13"> </text:span><text:span text:style-name="T31">5px</text:span><text:span text:style-name="T13"> </text:span><text:span text:style-name="T31">10px</text:span><text:span text:style-name="T13"> </text:span><text:span text:style-name="T31">0px</text:span><text:span text:style-name="T13"> </text:span><text:span text:style-name="T16">rgba</text:span><text:span text:style-name="T13">(</text:span><text:span text:style-name="T31">0</text:span><text:span text:style-name="T13">,</text:span><text:span text:style-name="T31">0</text:span><text:span text:style-name="T13">,</text:span><text:span text:style-name="T31">0</text:span><text:span text:style-name="T13">,</text:span><text:span text:style-name="T31">0.5</text:span><text:span text:style-name="T13">);</text:span></text:p>
      <text:p text:style-name="P7">    <text:span text:style-name="T28">width</text:span><text:span text:style-name="T13">: </text:span><text:span text:style-name="T31">100%</text:span><text:span text:style-name="T13">;</text:span></text:p>
      <text:p text:style-name="P7">    <text:span text:style-name="T28">display</text:span><text:span text:style-name="T13">: </text:span><text:span text:style-name="T18">flex</text:span><text:span text:style-name="T13">;</text:span></text:p>
      <text:p text:style-name="P7">    <text:span text:style-name="T28">position</text:span><text:span text:style-name="T13">: </text:span><text:span text:style-name="T18">fixed</text:span><text:span text:style-name="T13">;</text:span></text:p>
      <text:p text:style-name="P7">    <text:span text:style-name="T28">justify-content</text:span><text:span text:style-name="T13">: </text:span><text:span text:style-name="T18">space-between</text:span><text:span text:style-name="T13">;</text:span></text:p>
      <text:p text:style-name="P5">}</text:p>
      <text:p text:style-name="P5"><text:span text:style-name="T26">.custom-nav-bar</text:span> <text:span text:style-name="T26">.main-logo</text:span>{</text:p>
      <text:p text:style-name="P7">    <text:span text:style-name="T28">display</text:span><text:span text:style-name="T13">: </text:span><text:span text:style-name="T18">flex</text:span><text:span text:style-name="T13">;</text:span></text:p>
      <text:p text:style-name="P7">    <text:span text:style-name="T28">color</text:span><text:span text:style-name="T13">: </text:span><text:span text:style-name="T18">#a1602a</text:span><text:span text:style-name="T13">;</text:span></text:p>
      <text:p text:style-name="P7">    <text:span text:style-name="T28">font-family</text:span><text:span text:style-name="T13">: </text:span><text:span text:style-name="T18">'Arial Black'</text:span><text:span text:style-name="T13">;</text:span></text:p>
      <text:p text:style-name="P7">    <text:span text:style-name="T28">text-transform</text:span><text:span text:style-name="T13">: </text:span><text:span text:style-name="T18">uppercase</text:span><text:span text:style-name="T13">;</text:span></text:p>
      <text:p text:style-name="P7">    <text:span text:style-name="T28">max-width</text:span><text:span text:style-name="T13">: </text:span><text:span text:style-name="T31">5em</text:span><text:span text:style-name="T13">;</text:span></text:p>
      <text:p text:style-name="P7">    <text:span text:style-name="T28">font-size</text:span><text:span text:style-name="T13">: </text:span><text:span text:style-name="T31">1.6em</text:span><text:span text:style-name="T13">;</text:span></text:p>
      <text:p text:style-name="P7">    <text:span text:style-name="T28">line-height</text:span><text:span text:style-name="T13">: </text:span><text:span text:style-name="T31">1em</text:span><text:span text:style-name="T13">;</text:span></text:p>
      <text:p text:style-name="P7">    <text:span text:style-name="T28">padding</text:span><text:span text:style-name="T13">: </text:span><text:span text:style-name="T31">10px</text:span><text:span text:style-name="T13">;</text:span></text:p>
      <text:p text:style-name="P7">    <text:span text:style-name="T28">transition</text:span><text:span text:style-name="T13">: </text:span><text:span text:style-name="T18">all</text:span><text:span text:style-name="T13"> </text:span><text:span text:style-name="T31">.3s</text:span><text:span text:style-name="T13"> </text:span><text:span text:style-name="T18">ease-in-out</text:span><text:span text:style-name="T13">;</text:span></text:p>
      <text:p text:style-name="P7">    <text:span text:style-name="T28">cursor</text:span><text:span text:style-name="T13">: </text:span><text:span text:style-name="T18">pointer</text:span><text:span text:style-name="T13">;</text:span></text:p>
      <text:p text:style-name="P5">}</text:p>
      <text:p text:style-name="P5"><text:span text:style-name="T26">.main-logo</text:span> <text:span text:style-name="T26">img</text:span> {</text:p>
      <text:p text:style-name="P7">    <text:span text:style-name="T28">max-height</text:span><text:span text:style-name="T13">: </text:span><text:span text:style-name="T31">50px</text:span><text:span text:style-name="T13">;</text:span></text:p>
      <text:p text:style-name="P5">}</text:p>
      <text:p text:style-name="P5"><text:span text:style-name="T26">.custom-nav-bar</text:span> <text:span text:style-name="T26">.main-logo:hover</text:span>{</text:p>
      <text:p text:style-name="P7"><text:soft-page-break/>    <text:span text:style-name="T28">color</text:span><text:span text:style-name="T13">: </text:span><text:span text:style-name="T18">#e07f2f</text:span><text:span text:style-name="T13">;</text:span></text:p>
      <text:p text:style-name="P5">}</text:p>
      <text:p text:style-name="P5"><text:span text:style-name="T26">.custom-nav-bar</text:span> <text:span text:style-name="T26">ul</text:span>{</text:p>
      <text:p text:style-name="P7">    <text:span text:style-name="T28">display</text:span><text:span text:style-name="T13">: </text:span><text:span text:style-name="T18">flex</text:span><text:span text:style-name="T13">;</text:span></text:p>
      <text:p text:style-name="P7">    <text:span text:style-name="T28">list-style-type</text:span><text:span text:style-name="T13">: </text:span><text:span text:style-name="T18">none</text:span><text:span text:style-name="T13">;</text:span></text:p>
      <text:p text:style-name="P7">    <text:span text:style-name="T28">margin</text:span><text:span text:style-name="T13">: </text:span><text:span text:style-name="T31">10px</text:span><text:span text:style-name="T13">;</text:span></text:p>
      <text:p text:style-name="P7">    <text:span text:style-name="T28">align-items</text:span><text:span text:style-name="T13">: </text:span><text:span text:style-name="T18">center</text:span><text:span text:style-name="T13">;</text:span></text:p>
      <text:p text:style-name="P5">}</text:p>
      <text:p text:style-name="P9"/>
      <text:p text:style-name="P5"><text:span text:style-name="T26">.custom-nav-bar</text:span> <text:span text:style-name="T26">ul</text:span> <text:span text:style-name="T26">li</text:span>{</text:p>
      <text:p text:style-name="P7">  <text:span text:style-name="T28">padding</text:span><text:span text:style-name="T13">: </text:span><text:span text:style-name="T31">0</text:span><text:span text:style-name="T13"> </text:span><text:span text:style-name="T31">20px</text:span><text:span text:style-name="T13">;</text:span></text:p>
      <text:p text:style-name="P7">  <text:span text:style-name="T28">font-weight</text:span><text:span text:style-name="T13">: </text:span><text:span text:style-name="T31">900</text:span><text:span text:style-name="T13">; </text:span><text:span text:style-name="T28">cursor</text:span><text:span text:style-name="T13">: </text:span><text:span text:style-name="T18">pointer</text:span><text:span text:style-name="T13">; </text:span><text:span text:style-name="T28">color</text:span><text:span text:style-name="T13">: </text:span><text:span text:style-name="T18">#5f423b</text:span><text:span text:style-name="T13">;</text:span></text:p>
      <text:p text:style-name="P7">  <text:span text:style-name="T28">transition</text:span><text:span text:style-name="T13">: </text:span><text:span text:style-name="T18">all</text:span><text:span text:style-name="T13"> </text:span><text:span text:style-name="T31">.3s</text:span><text:span text:style-name="T13"> </text:span><text:span text:style-name="T18">ease-in-out</text:span><text:span text:style-name="T13">;</text:span></text:p>
      <text:p text:style-name="P5">}</text:p>
      <text:p text:style-name="P9"/>
      <text:p text:style-name="P5"><text:span text:style-name="T26">.custom-nav-bar</text:span> <text:span text:style-name="T26">.pages</text:span> <text:span text:style-name="T26">li</text:span> <text:span text:style-name="T26">.fa</text:span>{</text:p>
      <text:p text:style-name="P7">  <text:span text:style-name="T28">opacity</text:span><text:span text:style-name="T13">: </text:span><text:span text:style-name="T31">0</text:span><text:span text:style-name="T13">;</text:span></text:p>
      <text:p text:style-name="P7">  <text:span text:style-name="T28">width</text:span><text:span text:style-name="T13">: </text:span><text:span text:style-name="T31">0</text:span><text:span text:style-name="T13">;</text:span></text:p>
      <text:p text:style-name="P7">  <text:span text:style-name="T28">transition</text:span><text:span text:style-name="T13">: </text:span><text:span text:style-name="T18">all</text:span><text:span text:style-name="T13"> </text:span><text:span text:style-name="T31">.3s</text:span><text:span text:style-name="T13"> </text:span><text:span text:style-name="T18">ease-in-out</text:span><text:span text:style-name="T13">;</text:span></text:p>
      <text:p text:style-name="P5">}</text:p>
      <text:p text:style-name="P9"/>
      <text:p text:style-name="P5"><text:span text:style-name="T26">.custom-nav-bar</text:span> <text:span text:style-name="T26">ul</text:span> <text:span text:style-name="T26">li:hover</text:span>{</text:p>
      <text:p text:style-name="P7">    <text:span text:style-name="T28">color</text:span><text:span text:style-name="T13">: </text:span><text:span text:style-name="T18">#a1602a</text:span><text:span text:style-name="T13">;</text:span></text:p>
      <text:p text:style-name="P5">}</text:p>
      <text:p text:style-name="P9"/>
      <text:p text:style-name="P5"><text:span text:style-name="T26">.custom-nav-bar</text:span> <text:span text:style-name="T26">.pages</text:span> <text:span text:style-name="T26">li:hover</text:span> <text:span text:style-name="T26">.fa</text:span>{</text:p>
      <text:p text:style-name="P7">    <text:span text:style-name="T28">opacity</text:span><text:span text:style-name="T13">: </text:span><text:span text:style-name="T31">1</text:span><text:span text:style-name="T13">;</text:span></text:p>
      <text:p text:style-name="P7">    <text:span text:style-name="T28">width</text:span><text:span text:style-name="T13">: </text:span><text:span text:style-name="T31">1em</text:span><text:span text:style-name="T13">;</text:span></text:p>
      <text:p text:style-name="P5">}</text:p>
      <text:p text:style-name="P5"><text:span text:style-name="T26">.custom-nav-bar</text:span> <text:span text:style-name="T26">.extra-actions</text:span> {</text:p>
      <text:p text:style-name="P7">    <text:span text:style-name="T28">font-size</text:span><text:span text:style-name="T13">: </text:span><text:span text:style-name="T31">.7em</text:span><text:span text:style-name="T13">;</text:span></text:p>
      <text:p text:style-name="P7">    <text:span text:style-name="T28">text-align</text:span><text:span text:style-name="T13">: </text:span><text:span text:style-name="T18">right</text:span><text:span text:style-name="T13">;</text:span></text:p>
      <text:p text:style-name="P5">}</text:p>
      <text:p text:style-name="P9"/>
      <text:p text:style-name="P5"><text:span text:style-name="T26">.custom-table</text:span> {</text:p>
      <text:p text:style-name="P7">    <text:span text:style-name="T28">box-shadow</text:span><text:span text:style-name="T13">: </text:span><text:span text:style-name="T31">0px</text:span><text:span text:style-name="T13"> </text:span><text:span text:style-name="T31">5px</text:span><text:span text:style-name="T13"> </text:span><text:span text:style-name="T31">10px</text:span><text:span text:style-name="T13"> </text:span><text:span text:style-name="T31">0px</text:span><text:span text:style-name="T13"> </text:span><text:span text:style-name="T16">rgba</text:span><text:span text:style-name="T13">(</text:span><text:span text:style-name="T31">0</text:span><text:span text:style-name="T13">,</text:span><text:span text:style-name="T31">0</text:span><text:span text:style-name="T13">,</text:span><text:span text:style-name="T31">0</text:span><text:span text:style-name="T13">,</text:span><text:span text:style-name="T31">0.3</text:span><text:span text:style-name="T13">);</text:span></text:p>
      <text:p text:style-name="P7">    <text:span text:style-name="T28">margin</text:span><text:span text:style-name="T13">:</text:span><text:span text:style-name="T31">15px</text:span><text:span text:style-name="T13">;</text:span></text:p>
      <text:p text:style-name="P7">    <text:span text:style-name="T28">margin-bottom</text:span><text:span text:style-name="T13">: </text:span><text:span text:style-name="T31">0</text:span><text:span text:style-name="T13">;</text:span></text:p>
      <text:p text:style-name="P7">    <text:span text:style-name="T28">border-collapse</text:span><text:span text:style-name="T13">: </text:span><text:span text:style-name="T18">collapse</text:span><text:span text:style-name="T13">;</text:span></text:p>
      <text:p text:style-name="P7">    <text:span text:style-name="T28">border</text:span><text:span text:style-name="T13">: </text:span><text:span text:style-name="T31">2px</text:span><text:span text:style-name="T13"> </text:span><text:span text:style-name="T18">solid</text:span><text:span text:style-name="T13"> </text:span><text:span text:style-name="T18">#412929</text:span><text:span text:style-name="T13">;</text:span></text:p>
      <text:p text:style-name="P7">    <text:span text:style-name="T28">border-radius</text:span><text:span text:style-name="T13">: </text:span><text:span text:style-name="T31">5px</text:span><text:span text:style-name="T13">;</text:span></text:p>
      <text:p text:style-name="P7">    <text:span text:style-name="T28">overflow</text:span><text:span text:style-name="T13">: </text:span><text:span text:style-name="T18">hidden</text:span><text:span text:style-name="T13">;</text:span></text:p>
      <text:p text:style-name="P7">    <text:span text:style-name="T28">display</text:span><text:span text:style-name="T13">: </text:span><text:span text:style-name="T18">inline-block</text:span></text:p>
      <text:p text:style-name="P5">}</text:p>
      <text:p text:style-name="P5"><text:span text:style-name="T26">.custom-table</text:span> <text:span text:style-name="T26">th</text:span>{</text:p>
      <text:p text:style-name="P7">    <text:span text:style-name="T28">text-align</text:span><text:span text:style-name="T13">: </text:span><text:span text:style-name="T18">left</text:span><text:span text:style-name="T13">;</text:span></text:p>
      <text:p text:style-name="P7">    <text:span text:style-name="T28">text-transform</text:span><text:span text:style-name="T13">: </text:span><text:span text:style-name="T18">uppercase</text:span><text:span text:style-name="T13">;</text:span></text:p>
      <text:p text:style-name="P7"><text:soft-page-break/>    <text:span text:style-name="T28">font-size</text:span><text:span text:style-name="T13">: </text:span><text:span text:style-name="T31">.9em</text:span><text:span text:style-name="T13">;</text:span></text:p>
      <text:p text:style-name="P7">    <text:span text:style-name="T28">padding</text:span><text:span text:style-name="T13">: </text:span><text:span text:style-name="T31">7px</text:span><text:span text:style-name="T13"> </text:span><text:span text:style-name="T31">15px</text:span><text:span text:style-name="T13">;</text:span></text:p>
      <text:p text:style-name="P7">    <text:span text:style-name="T28">background</text:span><text:span text:style-name="T13">: </text:span><text:span text:style-name="T18">#412929</text:span><text:span text:style-name="T13">;</text:span></text:p>
      <text:p text:style-name="P7">    <text:span text:style-name="T28">font-weight</text:span><text:span text:style-name="T13">: </text:span><text:span text:style-name="T31">500</text:span><text:span text:style-name="T13">;</text:span></text:p>
      <text:p text:style-name="P7">    <text:span text:style-name="T28">color</text:span><text:span text:style-name="T13">:</text:span><text:span text:style-name="T18">white</text:span><text:span text:style-name="T13">;</text:span></text:p>
      <text:p text:style-name="P5">}</text:p>
      <text:p text:style-name="P9"/>
      <text:p text:style-name="P5"><text:span text:style-name="T26">.custom-table</text:span> <text:span text:style-name="T26">tbody</text:span> <text:span text:style-name="T26">tr:nth-of-type</text:span>(odd) {</text:p>
      <text:p text:style-name="P7">    <text:span text:style-name="T28">background</text:span><text:span text:style-name="T13">: </text:span><text:span text:style-name="T18">white</text:span><text:span text:style-name="T13">;</text:span></text:p>
      <text:p text:style-name="P5">}</text:p>
      <text:p text:style-name="P9"/>
      <text:p text:style-name="P5"><text:span text:style-name="T26">.custom-table</text:span> <text:span text:style-name="T26">tbody</text:span> <text:span text:style-name="T26">tr:nth-of-type</text:span>(even) {</text:p>
      <text:p text:style-name="P7">    <text:span text:style-name="T28">background</text:span><text:span text:style-name="T13">: </text:span><text:span text:style-name="T18">#ffefeb</text:span><text:span text:style-name="T13">;</text:span></text:p>
      <text:p text:style-name="P5">}</text:p>
      <text:p text:style-name="P5"><text:span text:style-name="T26">.custom-table</text:span> <text:span text:style-name="T26">tbody</text:span> <text:span text:style-name="T26">tr</text:span> {</text:p>
      <text:p text:style-name="P7">    <text:span text:style-name="T28">transition</text:span><text:span text:style-name="T13">: </text:span><text:span text:style-name="T18">all</text:span><text:span text:style-name="T13"> </text:span><text:span text:style-name="T31">.3s</text:span><text:span text:style-name="T13"> </text:span><text:span text:style-name="T18">ease-in-out</text:span><text:span text:style-name="T13">;</text:span></text:p>
      <text:p text:style-name="P7">    <text:span text:style-name="T28">border</text:span><text:span text:style-name="T13">: </text:span><text:span text:style-name="T31">1px</text:span><text:span text:style-name="T13"> </text:span><text:span text:style-name="T18">solid</text:span><text:span text:style-name="T13"> </text:span><text:span text:style-name="T18">white</text:span><text:span text:style-name="T13">;</text:span></text:p>
      <text:p text:style-name="P5">}</text:p>
      <text:p text:style-name="P5"><text:span text:style-name="T26">.custom-table</text:span> <text:span text:style-name="T26">tbody</text:span> <text:span text:style-name="T26">tr:hover</text:span> {</text:p>
      <text:p text:style-name="P7">    <text:span text:style-name="T28">background</text:span><text:span text:style-name="T13">: </text:span><text:span text:style-name="T18">#ffa963</text:span><text:span text:style-name="T13">;</text:span></text:p>
      <text:p text:style-name="P5">}</text:p>
      <text:p text:style-name="P5"><text:span text:style-name="T26">.custom-table</text:span> <text:span text:style-name="T26">td:first-of-type</text:span> {</text:p>
      <text:p text:style-name="P7">    <text:span text:style-name="T28">border-top-left-radius</text:span><text:span text:style-name="T13">: </text:span><text:span text:style-name="T31">15px</text:span><text:span text:style-name="T13">;</text:span></text:p>
      <text:p text:style-name="P7">    <text:span text:style-name="T28">border-bottom-left-radius</text:span><text:span text:style-name="T13">: </text:span><text:span text:style-name="T31">15px</text:span><text:span text:style-name="T13">;</text:span></text:p>
      <text:p text:style-name="P5">}</text:p>
      <text:p text:style-name="P5"><text:span text:style-name="T26">.custom-table</text:span> <text:span text:style-name="T26">td:last-of-type</text:span> {</text:p>
      <text:p text:style-name="P7">    <text:span text:style-name="T28">border-top-right-radius</text:span><text:span text:style-name="T13">: </text:span><text:span text:style-name="T31">15px</text:span><text:span text:style-name="T13">;</text:span></text:p>
      <text:p text:style-name="P7">    <text:span text:style-name="T28">border-bottom-right-radius</text:span><text:span text:style-name="T13">: </text:span><text:span text:style-name="T31">15px</text:span><text:span text:style-name="T13">;</text:span></text:p>
      <text:p text:style-name="P5">}</text:p>
      <text:p text:style-name="P5"><text:span text:style-name="T26">.custom-table</text:span> <text:span text:style-name="T26">td</text:span> {</text:p>
      <text:p text:style-name="P7">    <text:span text:style-name="T28">font-size</text:span><text:span text:style-name="T13">: </text:span><text:span text:style-name="T31">1.1em</text:span><text:span text:style-name="T13">;</text:span></text:p>
      <text:p text:style-name="P7">    <text:span text:style-name="T28">padding</text:span><text:span text:style-name="T13">: </text:span><text:span text:style-name="T31">7px</text:span><text:span text:style-name="T13"> </text:span><text:span text:style-name="T31">15px</text:span><text:span text:style-name="T13">;</text:span></text:p>
      <text:p text:style-name="P7">    <text:span text:style-name="T28">max-width</text:span><text:span text:style-name="T13">: </text:span><text:span text:style-name="T31">400px</text:span><text:span text:style-name="T13">;</text:span></text:p>
      <text:p text:style-name="P7">    <text:span text:style-name="T28">white-space</text:span><text:span text:style-name="T13">: </text:span><text:span text:style-name="T18">nowrap</text:span><text:span text:style-name="T13">;</text:span></text:p>
      <text:p text:style-name="P7">    <text:span text:style-name="T28">overflow</text:span><text:span text:style-name="T13">: </text:span><text:span text:style-name="T18">hidden</text:span><text:span text:style-name="T13">;</text:span></text:p>
      <text:p text:style-name="P7">    <text:span text:style-name="T28">text-overflow</text:span><text:span text:style-name="T13">: </text:span><text:span text:style-name="T18">ellipsis</text:span><text:span text:style-name="T13">;</text:span></text:p>
      <text:p text:style-name="P5">}</text:p>
      <text:p text:style-name="P5"><text:span text:style-name="T26">.custom-table</text:span> <text:span text:style-name="T26">.fa</text:span> {</text:p>
      <text:p text:style-name="P7">    <text:span text:style-name="T28">transition</text:span><text:span text:style-name="T13">: </text:span><text:span text:style-name="T18">all</text:span><text:span text:style-name="T13"> </text:span><text:span text:style-name="T31">.2s</text:span><text:span text:style-name="T13">;</text:span></text:p>
      <text:p text:style-name="P7">    <text:span text:style-name="T28">cursor</text:span><text:span text:style-name="T13">: </text:span><text:span text:style-name="T18">pointer</text:span><text:span text:style-name="T13">;</text:span></text:p>
      <text:p text:style-name="P7">    <text:span text:style-name="T28">padding</text:span><text:span text:style-name="T13">: </text:span><text:span text:style-name="T31">0</text:span><text:span text:style-name="T13"> </text:span><text:span text:style-name="T31">5px</text:span><text:span text:style-name="T13">;</text:span></text:p>
      <text:p text:style-name="P7">    <text:span text:style-name="T28">color</text:span><text:span text:style-name="T13">: </text:span><text:span text:style-name="T18">#5f423b</text:span></text:p>
      <text:p text:style-name="P5">}</text:p>
      <text:p text:style-name="P5"><text:span text:style-name="T26">.custom-table</text:span> <text:span text:style-name="T26">.fa:hover</text:span> {</text:p>
      <text:p text:style-name="P7">    <text:span text:style-name="T28">color</text:span><text:span text:style-name="T13">: </text:span><text:span text:style-name="T18">white</text:span><text:span text:style-name="T13">;</text:span></text:p>
      <text:p text:style-name="P5">}</text:p>
      <text:p text:style-name="P5"><text:span text:style-name="T26">.bajo-tabla</text:span> {</text:p>
      <text:p text:style-name="P7"><text:soft-page-break/>    <text:span text:style-name="T28">color</text:span><text:span text:style-name="T13">: </text:span><text:span text:style-name="T18">#e07f2f</text:span><text:span text:style-name="T13">;</text:span></text:p>
      <text:p text:style-name="P7">    <text:span text:style-name="T28">margin-right</text:span><text:span text:style-name="T13">: </text:span><text:span text:style-name="T31">15px</text:span><text:span text:style-name="T13">;</text:span></text:p>
      <text:p text:style-name="P7">    <text:span text:style-name="T28">text-align</text:span><text:span text:style-name="T13">: </text:span><text:span text:style-name="T18">right</text:span><text:span text:style-name="T13">;</text:span></text:p>
      <text:p text:style-name="P5">}</text:p>
      <text:p text:style-name="P9"/>
      <text:p text:style-name="P5"><text:span text:style-name="T26">.modal-mask</text:span> {</text:p>
      <text:p text:style-name="P7">    <text:span text:style-name="T28">background</text:span><text:span text:style-name="T13">: </text:span><text:span text:style-name="T18">#00000099</text:span><text:span text:style-name="T13">;</text:span></text:p>
      <text:p text:style-name="P7">    <text:span text:style-name="T28">position</text:span><text:span text:style-name="T13">: </text:span><text:span text:style-name="T18">fixed</text:span><text:span text:style-name="T13">;</text:span></text:p>
      <text:p text:style-name="P7">    <text:span text:style-name="T28">height</text:span><text:span text:style-name="T13">: </text:span><text:span text:style-name="T31">100%</text:span><text:span text:style-name="T13">;</text:span></text:p>
      <text:p text:style-name="P7">    <text:span text:style-name="T28">width</text:span><text:span text:style-name="T13">: </text:span><text:span text:style-name="T31">100%</text:span><text:span text:style-name="T13">;</text:span></text:p>
      <text:p text:style-name="P7">    <text:span text:style-name="T28">display</text:span><text:span text:style-name="T13">: </text:span><text:span text:style-name="T18">flex</text:span><text:span text:style-name="T13">;</text:span></text:p>
      <text:p text:style-name="P7">    <text:span text:style-name="T28">justify-content</text:span><text:span text:style-name="T13">: </text:span><text:span text:style-name="T18">center</text:span><text:span text:style-name="T13">;</text:span></text:p>
      <text:p text:style-name="P7">    <text:span text:style-name="T28">align-items</text:span><text:span text:style-name="T13">: </text:span><text:span text:style-name="T18">center</text:span><text:span text:style-name="T13">;</text:span></text:p>
      <text:p text:style-name="P5">}</text:p>
      <text:p text:style-name="P5"><text:span text:style-name="T26">.modal-body</text:span>{</text:p>
      <text:p text:style-name="P7">    <text:span text:style-name="T28">background</text:span><text:span text:style-name="T13">: </text:span><text:span text:style-name="T18">white</text:span><text:span text:style-name="T13">;</text:span></text:p>
      <text:p text:style-name="P7">    <text:span text:style-name="T28">padding</text:span><text:span text:style-name="T13">: </text:span><text:span text:style-name="T31">10px</text:span><text:span text:style-name="T13"> </text:span><text:span text:style-name="T31">20px</text:span><text:span text:style-name="T13">;</text:span></text:p>
      <text:p text:style-name="P5">}</text:p>
      <text:p text:style-name="P5"><text:span text:style-name="T26">.modal-title</text:span> {</text:p>
      <text:p text:style-name="P7">    <text:span text:style-name="T28">color</text:span><text:span text:style-name="T13">: </text:span><text:span text:style-name="T18">#e07f2f</text:span><text:span text:style-name="T13">;</text:span></text:p>
      <text:p text:style-name="P7">    <text:span text:style-name="T28">font-size</text:span><text:span text:style-name="T13">: </text:span><text:span text:style-name="T31">1.1em</text:span><text:span text:style-name="T13">;</text:span></text:p>
      <text:p text:style-name="P7">    <text:span text:style-name="T28">margin</text:span><text:span text:style-name="T13">: </text:span><text:span text:style-name="T31">10px</text:span><text:span text:style-name="T13">;</text:span></text:p>
      <text:p text:style-name="P7">    <text:span text:style-name="T28">font-weight</text:span><text:span text:style-name="T13">: </text:span><text:span text:style-name="T31">900</text:span><text:span text:style-name="T13">;</text:span></text:p>
      <text:p text:style-name="P7">    <text:span text:style-name="T28">text-align</text:span><text:span text:style-name="T13">: </text:span><text:span text:style-name="T18">center</text:span><text:span text:style-name="T13">;</text:span></text:p>
      <text:p text:style-name="P5">}</text:p>
      <text:p text:style-name="P5"><text:span text:style-name="T26">.form</text:span> {</text:p>
      <text:p text:style-name="P7">    <text:span text:style-name="T28">display</text:span><text:span text:style-name="T13">: </text:span><text:span text:style-name="T18">flex</text:span><text:span text:style-name="T13">;</text:span></text:p>
      <text:p text:style-name="P7">    <text:span text:style-name="T28">flex-wrap</text:span><text:span text:style-name="T13">: </text:span><text:span text:style-name="T18">wrap</text:span><text:span text:style-name="T13">;</text:span></text:p>
      <text:p text:style-name="P7">    <text:span text:style-name="T28">justify-content</text:span><text:span text:style-name="T13">: </text:span><text:span text:style-name="T18">space-evenly</text:span><text:span text:style-name="T13">;</text:span></text:p>
      <text:p text:style-name="P7">    <text:span text:style-name="T28">max-width</text:span><text:span text:style-name="T13">: </text:span><text:span text:style-name="T31">600px</text:span><text:span text:style-name="T13">;</text:span></text:p>
      <text:p text:style-name="P5">}</text:p>
      <text:p text:style-name="P5"><text:span text:style-name="T26">.field</text:span> {</text:p>
      <text:p text:style-name="P7">    <text:span text:style-name="T28">margin</text:span><text:span text:style-name="T13">: </text:span><text:span text:style-name="T31">10px</text:span><text:span text:style-name="T13"> </text:span><text:span text:style-name="T31">20px</text:span><text:span text:style-name="T13">;</text:span></text:p>
      <text:p text:style-name="P5">}</text:p>
      <text:p text:style-name="P5"><text:span text:style-name="T26">.field</text:span> <text:span text:style-name="T26">input</text:span>, <text:span text:style-name="T26">.field</text:span> <text:span text:style-name="T26">textarea</text:span> {</text:p>
      <text:p text:style-name="P7">    <text:span text:style-name="T28">margin-left</text:span><text:span text:style-name="T13">: </text:span><text:span text:style-name="T31">0</text:span><text:span text:style-name="T13">;</text:span></text:p>
      <text:p text:style-name="P7">    <text:span text:style-name="T28">padding</text:span><text:span text:style-name="T13">: </text:span><text:span text:style-name="T31">4px</text:span><text:span text:style-name="T13"> </text:span><text:span text:style-name="T31">10px</text:span><text:span text:style-name="T13">;</text:span></text:p>
      <text:p text:style-name="P7">    <text:span text:style-name="T28">border</text:span><text:span text:style-name="T13">: </text:span><text:span text:style-name="T18">none</text:span><text:span text:style-name="T13">;</text:span></text:p>
      <text:p text:style-name="P7">    <text:span text:style-name="T28">outline</text:span><text:span text:style-name="T13">: </text:span><text:span text:style-name="T18">none</text:span><text:span text:style-name="T13">;</text:span></text:p>
      <text:p text:style-name="P7">    <text:span text:style-name="T28">border-bottom</text:span><text:span text:style-name="T13">: </text:span><text:span text:style-name="T18">#412929</text:span><text:span text:style-name="T13"> </text:span><text:span text:style-name="T31">2px</text:span><text:span text:style-name="T13"> </text:span><text:span text:style-name="T18">solid</text:span><text:span text:style-name="T13">;</text:span></text:p>
      <text:p text:style-name="P7">    <text:span text:style-name="T28">resize</text:span><text:span text:style-name="T13">: </text:span><text:span text:style-name="T18">vertical</text:span><text:span text:style-name="T13">;</text:span></text:p>
      <text:p text:style-name="P5">}</text:p>
      <text:p text:style-name="P5"><text:span text:style-name="T26">textarea</text:span> {</text:p>
      <text:p text:style-name="P7">    <text:span text:style-name="T28">height</text:span><text:span text:style-name="T13">: </text:span><text:span text:style-name="T31">40px</text:span><text:span text:style-name="T13">;</text:span></text:p>
      <text:p text:style-name="P5">}</text:p>
      <text:p text:style-name="P5"><text:span text:style-name="T26">.buttons</text:span> {</text:p>
      <text:p text:style-name="P7">    <text:span text:style-name="T28">display</text:span><text:span text:style-name="T13">: </text:span><text:span text:style-name="T18">flex</text:span><text:span text:style-name="T13">;</text:span></text:p>
      <text:p text:style-name="P7"><text:soft-page-break/>    <text:span text:style-name="T28">justify-content</text:span><text:span text:style-name="T13">: </text:span><text:span text:style-name="T18">center</text:span><text:span text:style-name="T13">;</text:span></text:p>
      <text:p text:style-name="P7">    <text:span text:style-name="T28">margin-top</text:span><text:span text:style-name="T13">: </text:span><text:span text:style-name="T31">10px</text:span><text:span text:style-name="T13">;</text:span></text:p>
      <text:p text:style-name="P5">}</text:p>
      <text:p text:style-name="P5"><text:span text:style-name="T26">.buttons</text:span> <text:span text:style-name="T26">button</text:span> {</text:p>
      <text:p text:style-name="P7">    <text:span text:style-name="T28">margin</text:span><text:span text:style-name="T13">: </text:span><text:span text:style-name="T31">5px</text:span><text:span text:style-name="T13">;</text:span></text:p>
      <text:p text:style-name="P5">}</text:p>
      <text:p text:style-name="P5"><text:span text:style-name="T26">button</text:span>, <text:span text:style-name="T26">.button</text:span> {</text:p>
      <text:p text:style-name="P7">    <text:span text:style-name="T28">border</text:span><text:span text:style-name="T13">: </text:span><text:span text:style-name="T18">none</text:span><text:span text:style-name="T13">;</text:span></text:p>
      <text:p text:style-name="P7">    <text:span text:style-name="T28">padding</text:span><text:span text:style-name="T13">: </text:span><text:span text:style-name="T31">5px</text:span><text:span text:style-name="T13"> </text:span><text:span text:style-name="T31">20px</text:span><text:span text:style-name="T13">;</text:span></text:p>
      <text:p text:style-name="P7">    <text:span text:style-name="T28">text-transform</text:span><text:span text:style-name="T13">: </text:span><text:span text:style-name="T18">uppercase</text:span><text:span text:style-name="T13">;</text:span></text:p>
      <text:p text:style-name="P7">    <text:span text:style-name="T28">color</text:span><text:span text:style-name="T13">: </text:span><text:span text:style-name="T18">white</text:span><text:span text:style-name="T13">;</text:span></text:p>
      <text:p text:style-name="P7">    <text:span text:style-name="T28">font-weight</text:span><text:span text:style-name="T13">: </text:span><text:span text:style-name="T31">900</text:span><text:span text:style-name="T13">;</text:span></text:p>
      <text:p text:style-name="P7">    <text:span text:style-name="T28">border-radius</text:span><text:span text:style-name="T13">: </text:span><text:span text:style-name="T31">4px</text:span><text:span text:style-name="T13">;</text:span></text:p>
      <text:p text:style-name="P5">}</text:p>
      <text:p text:style-name="P5"><text:span text:style-name="T26">.button.small</text:span>, <text:span text:style-name="T26">button.small</text:span> {</text:p>
      <text:p text:style-name="P7">    <text:span text:style-name="T28">font-size</text:span><text:span text:style-name="T13">: </text:span><text:span text:style-name="T31">.7em</text:span><text:span text:style-name="T13">;</text:span></text:p>
      <text:p text:style-name="P5">}</text:p>
      <text:p text:style-name="P5"><text:span text:style-name="T26">.no-button</text:span> {</text:p>
      <text:p text:style-name="P7">    <text:span text:style-name="T28">background</text:span><text:span text:style-name="T13">: </text:span><text:span text:style-name="T18">none</text:span><text:span text:style-name="T13">;</text:span></text:p>
      <text:p text:style-name="P7">    <text:span text:style-name="T28">padding</text:span><text:span text:style-name="T13">: </text:span><text:span text:style-name="T18">unset</text:span><text:span text:style-name="T13">;</text:span></text:p>
      <text:p text:style-name="P5">}</text:p>
      <text:p text:style-name="P5"><text:span text:style-name="T26">.button.brown</text:span>, <text:span text:style-name="T26">button.brown</text:span>{</text:p>
      <text:p text:style-name="P7">    <text:span text:style-name="T28">background</text:span><text:span text:style-name="T13">: </text:span><text:span text:style-name="T18">#412929</text:span><text:span text:style-name="T13">;</text:span></text:p>
      <text:p text:style-name="P5">}</text:p>
      <text:p text:style-name="P5"><text:span text:style-name="T26">button.orange</text:span>, <text:span text:style-name="T26">.button.orange</text:span>{</text:p>
      <text:p text:style-name="P7">    <text:span text:style-name="T28">background</text:span><text:span text:style-name="T13">: </text:span><text:span text:style-name="T18">#e07f2f</text:span><text:span text:style-name="T13">;</text:span></text:p>
      <text:p text:style-name="P5">}</text:p>
      <text:p text:style-name="P5"><text:span text:style-name="T26">.bottom-bar</text:span> {</text:p>
      <text:p text:style-name="P7">    <text:span text:style-name="T28">background</text:span><text:span text:style-name="T13">: </text:span><text:span text:style-name="T18">white</text:span><text:span text:style-name="T13">;</text:span></text:p>
      <text:p text:style-name="P7">    <text:span text:style-name="T28">width</text:span><text:span text:style-name="T13">: </text:span><text:span text:style-name="T31">100%</text:span><text:span text:style-name="T13">;</text:span></text:p>
      <text:p text:style-name="P7">    <text:span text:style-name="T28">color</text:span><text:span text:style-name="T13">: </text:span><text:span text:style-name="T18">#a1602a</text:span><text:span text:style-name="T13">;</text:span></text:p>
      <text:p text:style-name="P7">    <text:span text:style-name="T28">font-size</text:span><text:span text:style-name="T13">: </text:span><text:span text:style-name="T31">.6em</text:span><text:span text:style-name="T13">;</text:span></text:p>
      <text:p text:style-name="P7">    <text:span text:style-name="T28">box-sizing</text:span><text:span text:style-name="T13">: </text:span><text:span text:style-name="T18">border-box</text:span><text:span text:style-name="T13">;</text:span></text:p>
      <text:p text:style-name="P7">    <text:span text:style-name="T28">padding</text:span><text:span text:style-name="T13">:  </text:span><text:span text:style-name="T31">2px</text:span><text:span text:style-name="T13"> </text:span><text:span text:style-name="T31">10px</text:span><text:span text:style-name="T13">;</text:span></text:p>
      <text:p text:style-name="P5">}</text:p>
      <text:p text:style-name="P9"/>
      <text:p text:style-name="P5"><text:span text:style-name="T26">select</text:span>{</text:p>
      <text:p text:style-name="P7">    <text:span text:style-name="T28">background</text:span><text:span text:style-name="T13">: </text:span><text:span text:style-name="T18">white</text:span><text:span text:style-name="T13">;</text:span></text:p>
      <text:p text:style-name="P7">    <text:span text:style-name="T28">margin-left</text:span><text:span text:style-name="T13">: </text:span><text:span text:style-name="T31">0</text:span><text:span text:style-name="T13">;</text:span></text:p>
      <text:p text:style-name="P7">    <text:span text:style-name="T28">padding</text:span><text:span text:style-name="T13">: </text:span><text:span text:style-name="T31">4px</text:span><text:span text:style-name="T13"> </text:span><text:span text:style-name="T31">10px</text:span><text:span text:style-name="T13">;</text:span></text:p>
      <text:p text:style-name="P7">    <text:span text:style-name="T28">border</text:span><text:span text:style-name="T13">: </text:span><text:span text:style-name="T18">none</text:span><text:span text:style-name="T13">;</text:span></text:p>
      <text:p text:style-name="P7">    <text:span text:style-name="T28">outline</text:span><text:span text:style-name="T13">: </text:span><text:span text:style-name="T18">none</text:span><text:span text:style-name="T13">;</text:span></text:p>
      <text:p text:style-name="P7">    <text:span text:style-name="T28">border-bottom</text:span><text:span text:style-name="T13">: </text:span><text:span text:style-name="T18">#412929</text:span><text:span text:style-name="T13"> </text:span><text:span text:style-name="T31">2px</text:span><text:span text:style-name="T13"> </text:span><text:span text:style-name="T18">solid</text:span><text:span text:style-name="T13">;</text:span></text:p>
      <text:p text:style-name="P5">}</text:p>
      <text:p text:style-name="P5"><text:span text:style-name="T26">.box</text:span> {</text:p>
      <text:p text:style-name="P7">    <text:span text:style-name="T28">background</text:span><text:span text:style-name="T13">: </text:span><text:span text:style-name="T18">white</text:span><text:span text:style-name="T13">;</text:span></text:p>
      <text:p text:style-name="P7">    <text:span text:style-name="T28">box-sizing</text:span><text:span text:style-name="T13">: </text:span><text:span text:style-name="T18">border-box</text:span><text:span text:style-name="T13">;</text:span></text:p>
      <text:p text:style-name="P7"><text:soft-page-break/>    <text:span text:style-name="T28">margin</text:span><text:span text:style-name="T13">: </text:span><text:span text:style-name="T31">10px</text:span><text:span text:style-name="T13">;</text:span></text:p>
      <text:p text:style-name="P7">    <text:span text:style-name="T28">padding</text:span><text:span text:style-name="T13">: </text:span><text:span text:style-name="T31">10px</text:span><text:span text:style-name="T13"> </text:span><text:span text:style-name="T31">20px</text:span><text:span text:style-name="T13">;</text:span></text:p>
      <text:p text:style-name="P7">    <text:span text:style-name="T28">box-shadow</text:span><text:span text:style-name="T13">: </text:span><text:span text:style-name="T31">0px</text:span><text:span text:style-name="T13"> </text:span><text:span text:style-name="T31">5px</text:span><text:span text:style-name="T13"> </text:span><text:span text:style-name="T31">10px</text:span><text:span text:style-name="T13"> </text:span><text:span text:style-name="T31">0px</text:span><text:span text:style-name="T13"> </text:span><text:span text:style-name="T16">rgba</text:span><text:span text:style-name="T13">(</text:span><text:span text:style-name="T31">0</text:span><text:span text:style-name="T13">,</text:span><text:span text:style-name="T31">0</text:span><text:span text:style-name="T13">,</text:span><text:span text:style-name="T31">0</text:span><text:span text:style-name="T13">,</text:span><text:span text:style-name="T31">0.3</text:span><text:span text:style-name="T13">);</text:span></text:p>
      <text:p text:style-name="P7">    <text:span text:style-name="T28">border-radius</text:span><text:span text:style-name="T13">: </text:span><text:span text:style-name="T31">3px</text:span><text:span text:style-name="T13">;</text:span></text:p>
      <text:p text:style-name="P9"/>
      <text:p text:style-name="P5">}</text:p>
      <text:p text:style-name="P5"><text:span text:style-name="T26">.invalid-feedback</text:span> {</text:p>
      <text:p text:style-name="P7">    <text:span text:style-name="T28">color</text:span><text:span text:style-name="T13">: </text:span><text:span text:style-name="T18">#e07f2f</text:span><text:span text:style-name="T13">;</text:span></text:p>
      <text:p text:style-name="P5">}</text:p>
      <text:p text:style-name="P11"><text:span text:style-name="T21"><text:line-break/></text:span><text:span text:style-name="T23">VISTAS (BLADES):</text:span><text:span text:style-name="T21"><text:line-break/><text:line-break/>He hecho numerosos cambios a la plantilla original que genera el Laravel, para ajustarla mejor al diseño que tenía en mente así como traducir los elementos en inglés. </text:span><text:span text:style-name="T25">Se han traducido TODOS los elementos de las vistas que venían por defecto en inglés en el Laravel. </text:span><text:span text:style-name="T21">Como los cambios se extienden entre las 17 vistas del proyectos, por simplicidad adjunto el código de app.blade que aparece en la mayor parte </text:span><text:span text:style-name="T22">de las vistas:<text:line-break/><text:line-break/></text:span><text:span text:style-name="T35">&lt;!</text:span><text:span text:style-name="T8">doctype</text:span><text:span text:style-name="T10"> </text:span><text:span text:style-name="T30">html</text:span><text:span text:style-name="T35">&gt;</text:span></text:p>
      <text:p text:style-name="P5"><text:span text:style-name="T32">&lt;</text:span><text:span text:style-name="T5">html</text:span> <text:span text:style-name="T27">lang</text:span>=<text:span text:style-name="T17">"</text:span><text:span text:style-name="T15">{{</text:span><text:span text:style-name="T17"> </text:span><text:span text:style-name="T15">str_replace</text:span><text:span text:style-name="T17">('_', '-', </text:span><text:span text:style-name="T15">app</text:span><text:span text:style-name="T17">()</text:span>-&gt;<text:span text:style-name="T15">getLocale</text:span><text:span text:style-name="T17">()) </text:span><text:span text:style-name="T15">}}</text:span><text:span text:style-name="T17">"</text:span><text:span text:style-name="T32">&gt;</text:span></text:p>
      <text:p text:style-name="P5"><text:span text:style-name="T32">&lt;</text:span><text:span text:style-name="T5">head</text:span><text:span text:style-name="T32">&gt;</text:span></text:p>
      <text:p text:style-name="P7">    <text:span text:style-name="T33">&lt;</text:span><text:span text:style-name="T6">meta</text:span><text:span text:style-name="T13"> </text:span><text:span text:style-name="T28">charset</text:span><text:span text:style-name="T13">=</text:span><text:span text:style-name="T18">"utf-8"</text:span><text:span text:style-name="T33">&gt;</text:span></text:p>
      <text:p text:style-name="P7">    <text:span text:style-name="T33">&lt;</text:span><text:span text:style-name="T6">meta</text:span><text:span text:style-name="T13"> </text:span><text:span text:style-name="T28">name</text:span><text:span text:style-name="T13">=</text:span><text:span text:style-name="T18">"viewport"</text:span><text:span text:style-name="T13"> </text:span><text:span text:style-name="T28">content</text:span><text:span text:style-name="T13">=</text:span><text:span text:style-name="T18">"width=device-width, initial-scale=1"</text:span><text:span text:style-name="T33">&gt;</text:span></text:p>
      <text:p text:style-name="P9"/>
      <text:p text:style-name="P7">    <text:span text:style-name="T14">&lt;!-- CSRF Token --&gt;</text:span></text:p>
      <text:p text:style-name="P7">    <text:span text:style-name="T33">&lt;</text:span><text:span text:style-name="T6">meta</text:span><text:span text:style-name="T13"> </text:span><text:span text:style-name="T28">name</text:span><text:span text:style-name="T13">=</text:span><text:span text:style-name="T18">"csrf-token"</text:span><text:span text:style-name="T13"> </text:span><text:span text:style-name="T28">content</text:span><text:span text:style-name="T13">=</text:span><text:span text:style-name="T18">"</text:span><text:span text:style-name="T16">{{</text:span><text:span text:style-name="T18"> </text:span><text:span text:style-name="T16">csrf_token</text:span><text:span text:style-name="T18">() </text:span><text:span text:style-name="T16">}}</text:span><text:span text:style-name="T18">"</text:span><text:span text:style-name="T33">&gt;</text:span></text:p>
      <text:p text:style-name="P9"/>
      <text:p text:style-name="P7">    <text:span text:style-name="T33">&lt;</text:span><text:span text:style-name="T6">title</text:span><text:span text:style-name="T33">&gt;</text:span><text:span text:style-name="T16">{{</text:span><text:span text:style-name="T13"> </text:span><text:span text:style-name="T16">config</text:span><text:span text:style-name="T13">(</text:span><text:span text:style-name="T18">'app.name'</text:span><text:span text:style-name="T13">, </text:span><text:span text:style-name="T18">'Laravel'</text:span><text:span text:style-name="T13">) </text:span><text:span text:style-name="T16">}}</text:span><text:span text:style-name="T33">&lt;/</text:span><text:span text:style-name="T6">title</text:span><text:span text:style-name="T33">&gt;</text:span></text:p>
      <text:p text:style-name="P9"/>
      <text:p text:style-name="P7">    <text:span text:style-name="T14">&lt;!-- Fonts --&gt;</text:span></text:p>
      <text:p text:style-name="P7">    <text:span text:style-name="T33">&lt;</text:span><text:span text:style-name="T6">link</text:span><text:span text:style-name="T13"> </text:span><text:span text:style-name="T28">rel</text:span><text:span text:style-name="T13">=</text:span><text:span text:style-name="T18">"dns-prefetch"</text:span><text:span text:style-name="T13"> </text:span><text:span text:style-name="T28">href</text:span><text:span text:style-name="T13">=</text:span><text:span text:style-name="T18">"//fonts.gstatic.com"</text:span><text:span text:style-name="T33">&gt;</text:span></text:p>
      <text:p text:style-name="P7">    <text:span text:style-name="T14">{{-- &lt;link href="https://fonts.bunny.net/css?family=Nunito" rel="stylesheet"&gt; --}}</text:span></text:p>
      <text:p text:style-name="P7">    <text:span text:style-name="T33">&lt;</text:span><text:span text:style-name="T6">link</text:span><text:span text:style-name="T13"> </text:span><text:span text:style-name="T28">rel</text:span><text:span text:style-name="T13">=</text:span><text:span text:style-name="T18">"stylesheet"</text:span><text:span text:style-name="T13"> </text:span><text:span text:style-name="T28">href</text:span><text:span text:style-name="T13">=</text:span><text:span text:style-name="T18">"https://cdnjs.cloudflare.com/ajax/libs/font-awesome/4.7.0/css/font-awesome.min.css"</text:span><text:span text:style-name="T33">&gt;</text:span></text:p>
      <text:p text:style-name="P7">    <text:span text:style-name="T16">@vite</text:span><text:span text:style-name="T13">([</text:span><text:span text:style-name="T18">'resources/css/app.css'</text:span><text:span text:style-name="T13">])</text:span></text:p>
      <text:p text:style-name="P9"/>
      <text:p text:style-name="P7">    <text:span text:style-name="T14">&lt;!-- Scripts --&gt;</text:span></text:p>
      <text:p text:style-name="P7">    <text:span text:style-name="T16">@vite</text:span><text:span text:style-name="T13">([</text:span><text:span text:style-name="T18">'resources/sass/app.scss'</text:span><text:span text:style-name="T13">, </text:span><text:span text:style-name="T18">'resources/js/app.js'</text:span><text:span text:style-name="T13">])</text:span></text:p>
      <text:p text:style-name="P5"><text:span text:style-name="T32">&lt;/</text:span><text:span text:style-name="T5">head</text:span><text:span text:style-name="T32">&gt;</text:span></text:p>
      <text:p text:style-name="P5"><text:span text:style-name="T32">&lt;</text:span><text:span text:style-name="T5">body</text:span><text:span text:style-name="T32">&gt;</text:span></text:p>
      <text:p text:style-name="P7">    <text:span text:style-name="T33">&lt;</text:span><text:span text:style-name="T6">div</text:span><text:span text:style-name="T13"> </text:span><text:span text:style-name="T28">id</text:span><text:span text:style-name="T13">=</text:span><text:span text:style-name="T18">"app"</text:span><text:span text:style-name="T33">&gt;</text:span></text:p>
      <text:p text:style-name="P7">        <text:span text:style-name="T14">{{-- &lt;nav class="navbar navbar-expand-md navbar-light bg-white shadow-sm"&gt;</text:span></text:p>
      <text:p text:style-name="P8">            <text:span text:style-name="T13">&lt;div class="container"&gt;</text:span></text:p>
      <text:p text:style-name="P8">                <text:span text:style-name="T13">{{-- &lt;a class="navbar-brand" href="{{ url('/') }}"&gt;</text:span></text:p>
      <text:p text:style-name="P8">                    <text:span text:style-name="T13">{{ config('app.name', 'Laravel') }}</text:span></text:p>
      <text:p text:style-name="P8">                <text:span text:style-name="T13">&lt;/a&gt; --}}</text:span></text:p>
      <text:p text:style-name="P7"><text:soft-page-break/>                <text:span text:style-name="T14">{{-- &lt;button class="navbar-toggler" type="button" data-bs-toggle="collapse" data-bs-target="#navbarSupportedContent" aria-controls="navbarSupportedContent" aria-expanded="false" aria-label="{{ __('Toggle navigation') }}"&gt;</text:span></text:p>
      <text:p text:style-name="P8">                    <text:span text:style-name="T13">&lt;span class="navbar-toggler-icon"&gt;&lt;/span&gt;</text:span></text:p>
      <text:p text:style-name="P8">                <text:span text:style-name="T13">&lt;/button&gt; --}}</text:span></text:p>
      <text:p text:style-name="P9"/>
      <text:p text:style-name="P7">                <text:span text:style-name="T33">&lt;</text:span><text:span text:style-name="T6">div</text:span><text:span text:style-name="T13"> </text:span><text:span text:style-name="T28">class</text:span><text:span text:style-name="T13">=</text:span><text:span text:style-name="T18">"custom-nav-bar"</text:span><text:span text:style-name="T13"> </text:span><text:span text:style-name="T33">&gt;</text:span></text:p>
      <text:p text:style-name="P7">                    <text:span text:style-name="T33">&lt;</text:span><text:span text:style-name="T6">a</text:span><text:span text:style-name="T13"> </text:span><text:span text:style-name="T28">href</text:span><text:span text:style-name="T13">=</text:span><text:span text:style-name="T18">"</text:span><text:span text:style-name="T16">{{</text:span><text:span text:style-name="T18"> </text:span><text:span text:style-name="T16">url</text:span><text:span text:style-name="T18">('/') </text:span><text:span text:style-name="T16">}}</text:span><text:span text:style-name="T18">"</text:span><text:span text:style-name="T33">&gt;</text:span></text:p>
      <text:p text:style-name="P9"/>
      <text:p text:style-name="P7">                        <text:span text:style-name="T33">&lt;</text:span><text:span text:style-name="T6">div</text:span><text:span text:style-name="T13"> </text:span><text:span text:style-name="T28">class</text:span><text:span text:style-name="T13">=</text:span><text:span text:style-name="T18">"main-logo"</text:span><text:span text:style-name="T33">&gt;</text:span></text:p>
      <text:p text:style-name="P7">                            <text:span text:style-name="T33">&lt;</text:span><text:span text:style-name="T6">img</text:span><text:span text:style-name="T13"> </text:span><text:span text:style-name="T28">src</text:span><text:span text:style-name="T13">=</text:span><text:span text:style-name="T18">"https://purplepenguinmagic.com/files/2023/02/Purple-Penguin-Magic-Poses-06-150x150-1.png"</text:span><text:span text:style-name="T13"> </text:span><text:span text:style-name="T28">alt</text:span><text:span text:style-name="T13">=</text:span><text:span text:style-name="T18">"pinguino"</text:span><text:span text:style-name="T33">&gt;</text:span></text:p>
      <text:p text:style-name="P7">                            <text:span text:style-name="T13">Pingüino Mágico</text:span></text:p>
      <text:p text:style-name="P7">                        <text:span text:style-name="T33">&lt;/</text:span><text:span text:style-name="T6">div</text:span><text:span text:style-name="T33">&gt;</text:span></text:p>
      <text:p text:style-name="P7">                    <text:span text:style-name="T33">&lt;/</text:span><text:span text:style-name="T6">a</text:span><text:span text:style-name="T33">&gt;</text:span></text:p>
      <text:p text:style-name="P7">                    <text:span text:style-name="T14">&lt;!-- Left Side Of Navbar --&gt;</text:span></text:p>
      <text:p text:style-name="P7">                    <text:span text:style-name="T6">@if</text:span><text:span text:style-name="T13">(</text:span><text:span text:style-name="T11">Auth</text:span><text:span text:style-name="T13">::</text:span><text:span text:style-name="T16">check</text:span><text:span text:style-name="T13">())</text:span></text:p>
      <text:p text:style-name="P7">                    <text:span text:style-name="T33">&lt;</text:span><text:span text:style-name="T6">ul</text:span><text:span text:style-name="T13"> </text:span><text:span text:style-name="T28">class</text:span><text:span text:style-name="T13">=</text:span><text:span text:style-name="T18">"pages"</text:span><text:span text:style-name="T33">&gt;</text:span></text:p>
      <text:p text:style-name="P7">                        <text:span text:style-name="T33">&lt;</text:span><text:span text:style-name="T6">li</text:span><text:span text:style-name="T13"> </text:span><text:span text:style-name="T28">class</text:span><text:span text:style-name="T13">=</text:span><text:span text:style-name="T18">"nav-item"</text:span><text:span text:style-name="T33">&gt;</text:span></text:p>
      <text:p text:style-name="P7">                            <text:span text:style-name="T33">&lt;</text:span><text:span text:style-name="T6">i</text:span><text:span text:style-name="T13"> </text:span><text:span text:style-name="T28">class</text:span><text:span text:style-name="T13">=</text:span><text:span text:style-name="T18">"fa fa-magic"</text:span><text:span text:style-name="T33">&gt;</text:span><text:span text:style-name="T13"> </text:span><text:span text:style-name="T33">&lt;/</text:span><text:span text:style-name="T6">i</text:span><text:span text:style-name="T33">&gt;</text:span></text:p>
      <text:p text:style-name="P7">                            <text:span text:style-name="T33">&lt;</text:span><text:span text:style-name="T6">a</text:span><text:span text:style-name="T13"> </text:span><text:span text:style-name="T28">class</text:span><text:span text:style-name="T13">=</text:span><text:span text:style-name="T18">"nav-link"</text:span><text:span text:style-name="T13"> </text:span><text:span text:style-name="T28">href</text:span><text:span text:style-name="T13">=</text:span><text:span text:style-name="T18">"</text:span><text:span text:style-name="T16">{{route</text:span><text:span text:style-name="T18">('conjuros.index')</text:span><text:span text:style-name="T16">}}</text:span><text:span text:style-name="T18">"</text:span><text:span text:style-name="T33">&gt;</text:span><text:span text:style-name="T16">{{</text:span><text:span text:style-name="T13"> </text:span><text:span text:style-name="T16">__</text:span><text:span text:style-name="T13">(</text:span><text:span text:style-name="T18">'Conjuros'</text:span><text:span text:style-name="T13">) </text:span><text:span text:style-name="T16">}}</text:span><text:span text:style-name="T33">&lt;/</text:span><text:span text:style-name="T6">a</text:span><text:span text:style-name="T33">&gt;</text:span></text:p>
      <text:p text:style-name="P7">                        <text:span text:style-name="T33">&lt;/</text:span><text:span text:style-name="T6">li</text:span><text:span text:style-name="T33">&gt;</text:span></text:p>
      <text:p text:style-name="P7">                        <text:span text:style-name="T33">&lt;</text:span><text:span text:style-name="T6">li</text:span><text:span text:style-name="T13"> </text:span><text:span text:style-name="T28">class</text:span><text:span text:style-name="T13">=</text:span><text:span text:style-name="T18">"nav-item"</text:span><text:span text:style-name="T33">&gt;</text:span></text:p>
      <text:p text:style-name="P7">                            <text:span text:style-name="T33">&lt;</text:span><text:span text:style-name="T6">i</text:span><text:span text:style-name="T13"> </text:span><text:span text:style-name="T28">class</text:span><text:span text:style-name="T13">=</text:span><text:span text:style-name="T18">"fa fa-magic"</text:span><text:span text:style-name="T33">&gt;</text:span><text:span text:style-name="T13"> </text:span><text:span text:style-name="T33">&lt;/</text:span><text:span text:style-name="T6">i</text:span><text:span text:style-name="T33">&gt;</text:span></text:p>
      <text:p text:style-name="P7">                            <text:span text:style-name="T33">&lt;</text:span><text:span text:style-name="T6">a</text:span><text:span text:style-name="T13"> </text:span><text:span text:style-name="T28">class</text:span><text:span text:style-name="T13">=</text:span><text:span text:style-name="T18">"nav-link"</text:span><text:span text:style-name="T13"> </text:span><text:span text:style-name="T28">href</text:span><text:span text:style-name="T13">=</text:span><text:span text:style-name="T18">"</text:span><text:span text:style-name="T16">{{route</text:span><text:span text:style-name="T18">('escuelas.index')</text:span><text:span text:style-name="T16">}}</text:span><text:span text:style-name="T18">"</text:span><text:span text:style-name="T33">&gt;</text:span><text:span text:style-name="T16">{{</text:span><text:span text:style-name="T13"> </text:span><text:span text:style-name="T16">__</text:span><text:span text:style-name="T13">(</text:span><text:span text:style-name="T18">'Escuelas'</text:span><text:span text:style-name="T13">) </text:span><text:span text:style-name="T16">}}</text:span><text:span text:style-name="T33">&lt;/</text:span><text:span text:style-name="T6">a</text:span><text:span text:style-name="T33">&gt;</text:span></text:p>
      <text:p text:style-name="P7">                        <text:span text:style-name="T33">&lt;/</text:span><text:span text:style-name="T6">li</text:span><text:span text:style-name="T33">&gt;</text:span></text:p>
      <text:p text:style-name="P7">                    <text:span text:style-name="T33">&lt;/</text:span><text:span text:style-name="T6">ul</text:span><text:span text:style-name="T33">&gt;</text:span></text:p>
      <text:p text:style-name="P7">                    <text:span text:style-name="T6">@endif</text:span></text:p>
      <text:p text:style-name="P7">                    <text:span text:style-name="T14">&lt;!-- Right Side Of Navbar --&gt;</text:span></text:p>
      <text:p text:style-name="P7">                    <text:span text:style-name="T33">&lt;</text:span><text:span text:style-name="T6">ul</text:span><text:span text:style-name="T13"> </text:span><text:span text:style-name="T28">class</text:span><text:span text:style-name="T13">=</text:span><text:span text:style-name="T18">"extra-actions"</text:span><text:span text:style-name="T33">&gt;</text:span></text:p>
      <text:p text:style-name="P7">                        <text:span text:style-name="T14">&lt;!-- Authentication Links --&gt;</text:span></text:p>
      <text:p text:style-name="P7">                        <text:span text:style-name="T6">@guest</text:span></text:p>
      <text:p text:style-name="P7">                            <text:span text:style-name="T6">@if </text:span><text:span text:style-name="T13">(</text:span><text:span text:style-name="T11">Route</text:span><text:span text:style-name="T13">::</text:span><text:span text:style-name="T16">has</text:span><text:span text:style-name="T13">(</text:span><text:span text:style-name="T18">'login'</text:span><text:span text:style-name="T13">))</text:span></text:p>
      <text:p text:style-name="P7">                                <text:span text:style-name="T33">&lt;</text:span><text:span text:style-name="T6">li</text:span><text:span text:style-name="T13"> </text:span><text:span text:style-name="T28">class</text:span><text:span text:style-name="T13">=</text:span><text:span text:style-name="T18">"nav-item"</text:span><text:span text:style-name="T33">&gt;</text:span></text:p>
      <text:p text:style-name="P7">                                    <text:span text:style-name="T33">&lt;</text:span><text:span text:style-name="T6">a</text:span><text:span text:style-name="T13"> </text:span><text:span text:style-name="T28">class</text:span><text:span text:style-name="T13">=</text:span><text:span text:style-name="T18">"nav-link"</text:span><text:span text:style-name="T13"> </text:span><text:span text:style-name="T28">href</text:span><text:span text:style-name="T13">=</text:span><text:span text:style-name="T18">"</text:span><text:span text:style-name="T16">{{</text:span><text:span text:style-name="T18"> </text:span><text:span text:style-name="T16">route</text:span><text:span text:style-name="T18">('login') </text:span><text:span text:style-name="T16">}}</text:span><text:span text:style-name="T18">"</text:span><text:span text:style-name="T33">&gt;</text:span><text:span text:style-name="T16">{{</text:span><text:span text:style-name="T13"> </text:span><text:span text:style-name="T16">__</text:span><text:span text:style-name="T13">(</text:span><text:span text:style-name="T18">'Acceder'</text:span><text:span text:style-name="T13">) </text:span><text:span text:style-name="T16">}}</text:span><text:span text:style-name="T33">&lt;/</text:span><text:span text:style-name="T6">a</text:span><text:span text:style-name="T33">&gt;</text:span></text:p>
      <text:p text:style-name="P7">                                <text:span text:style-name="T33">&lt;/</text:span><text:span text:style-name="T6">li</text:span><text:span text:style-name="T33">&gt;</text:span></text:p>
      <text:p text:style-name="P7">                            <text:span text:style-name="T6">@endif</text:span></text:p>
      <text:p text:style-name="P9"/>
      <text:p text:style-name="P7">                            <text:span text:style-name="T6">@if </text:span><text:span text:style-name="T13">(</text:span><text:span text:style-name="T11">Route</text:span><text:span text:style-name="T13">::</text:span><text:span text:style-name="T16">has</text:span><text:span text:style-name="T13">(</text:span><text:span text:style-name="T18">'register'</text:span><text:span text:style-name="T13">))</text:span></text:p>
      <text:p text:style-name="P7">                                <text:span text:style-name="T33">&lt;</text:span><text:span text:style-name="T6">li</text:span><text:span text:style-name="T13"> </text:span><text:span text:style-name="T28">class</text:span><text:span text:style-name="T13">=</text:span><text:span text:style-name="T18">"nav-item"</text:span><text:span text:style-name="T33">&gt;</text:span></text:p>
      <text:p text:style-name="P7">                                    <text:span text:style-name="T33">&lt;</text:span><text:span text:style-name="T6">a</text:span><text:span text:style-name="T13"> </text:span><text:span text:style-name="T28">class</text:span><text:span text:style-name="T13">=</text:span><text:span text:style-name="T18">"nav-link"</text:span><text:span text:style-name="T13"> </text:span><text:span text:style-name="T28">href</text:span><text:span text:style-name="T13">=</text:span><text:span text:style-name="T18">"</text:span><text:span text:style-name="T16">{{</text:span><text:span text:style-name="T18"> </text:span><text:span text:style-name="T16">route</text:span><text:span text:style-name="T18">('register') </text:span><text:span text:style-name="T16">}}</text:span><text:span text:style-name="T18">"</text:span><text:span text:style-name="T33">&gt;</text:span><text:span text:style-name="T16">{{</text:span><text:span text:style-name="T13"> </text:span><text:span text:style-name="T16">__</text:span><text:span text:style-name="T13">(</text:span><text:span text:style-name="T18">'Registrarse'</text:span><text:span text:style-name="T13">) </text:span><text:span text:style-name="T16">}}</text:span><text:span text:style-name="T33">&lt;/</text:span><text:span text:style-name="T6">a</text:span><text:span text:style-name="T33">&gt;</text:span></text:p>
      <text:p text:style-name="P7">                                <text:span text:style-name="T33">&lt;/</text:span><text:span text:style-name="T6">li</text:span><text:span text:style-name="T33">&gt;</text:span></text:p>
      <text:p text:style-name="P7">                            <text:span text:style-name="T6">@endif</text:span></text:p>
      <text:p text:style-name="P7"><text:soft-page-break/>                        <text:span text:style-name="T6">@else</text:span></text:p>
      <text:p text:style-name="P7">                            <text:span text:style-name="T33">&lt;</text:span><text:span text:style-name="T6">li</text:span><text:span text:style-name="T13"> </text:span><text:span text:style-name="T28">class</text:span><text:span text:style-name="T13">=</text:span><text:span text:style-name="T18">"nav-item dropdown"</text:span><text:span text:style-name="T33">&gt;</text:span></text:p>
      <text:p text:style-name="P7">                                <text:span text:style-name="T33">&lt;</text:span><text:span text:style-name="T6">a</text:span><text:span text:style-name="T13"> </text:span><text:span text:style-name="T28">id</text:span><text:span text:style-name="T13">=</text:span><text:span text:style-name="T18">"navbarDropdown"</text:span><text:span text:style-name="T13"> </text:span><text:span text:style-name="T28">class</text:span><text:span text:style-name="T13">=</text:span><text:span text:style-name="T18">"nav-link dropdown-toggle"</text:span><text:span text:style-name="T13"> </text:span><text:span text:style-name="T28">v-pre</text:span><text:span text:style-name="T33">&gt;</text:span></text:p>
      <text:p text:style-name="P7">                                    <text:span text:style-name="T13">¡Hola, </text:span><text:span text:style-name="T16">{{</text:span><text:span text:style-name="T13"> </text:span><text:span text:style-name="T11">Auth</text:span><text:span text:style-name="T13">::</text:span><text:span text:style-name="T16">user</text:span><text:span text:style-name="T13">()-&gt;</text:span><text:span text:style-name="T28">name</text:span><text:span text:style-name="T13"> </text:span><text:span text:style-name="T16">}}</text:span><text:span text:style-name="T13">!</text:span></text:p>
      <text:p text:style-name="P7">                                <text:span text:style-name="T33">&lt;/</text:span><text:span text:style-name="T6">a</text:span><text:span text:style-name="T33">&gt;</text:span></text:p>
      <text:p text:style-name="P9"/>
      <text:p text:style-name="P7">                                <text:span text:style-name="T33">&lt;</text:span><text:span text:style-name="T6">div</text:span><text:span text:style-name="T13"> </text:span><text:span text:style-name="T28">class</text:span><text:span text:style-name="T13">=</text:span><text:span text:style-name="T18">"dropdown-menu dropdown-menu-end"</text:span><text:span text:style-name="T13"> </text:span><text:span text:style-name="T28">aria-labelledby</text:span><text:span text:style-name="T13">=</text:span><text:span text:style-name="T18">"navbarDropdown"</text:span><text:span text:style-name="T33">&gt;</text:span></text:p>
      <text:p text:style-name="P7">                                    <text:span text:style-name="T33">&lt;</text:span><text:span text:style-name="T6">a</text:span><text:span text:style-name="T13"> </text:span><text:span text:style-name="T28">class</text:span><text:span text:style-name="T13">=</text:span><text:span text:style-name="T18">"dropdown-item"</text:span><text:span text:style-name="T13"> </text:span><text:span text:style-name="T28">href</text:span><text:span text:style-name="T13">=</text:span><text:span text:style-name="T18">"</text:span><text:span text:style-name="T16">{{</text:span><text:span text:style-name="T18"> </text:span><text:span text:style-name="T16">route</text:span><text:span text:style-name="T18">('logout') </text:span><text:span text:style-name="T16">}}</text:span><text:span text:style-name="T18">"</text:span></text:p>
      <text:p text:style-name="P7">                                       <text:span text:style-name="T28">onclick</text:span><text:span text:style-name="T13">=</text:span><text:span text:style-name="T18">"</text:span><text:span text:style-name="T28">event</text:span><text:span text:style-name="T18">.</text:span><text:span text:style-name="T16">preventDefault</text:span><text:span text:style-name="T18">();</text:span></text:p>
      <text:p text:style-name="P7"><text:span text:style-name="T17">                                                     </text:span><text:span text:style-name="T28">document</text:span><text:span text:style-name="T18">.</text:span><text:span text:style-name="T16">getElementById</text:span><text:span text:style-name="T18">('logout-form').</text:span><text:span text:style-name="T16">submit</text:span><text:span text:style-name="T18">();"</text:span><text:span text:style-name="T33">&gt;</text:span></text:p>
      <text:p text:style-name="P7">                                        <text:span text:style-name="T33">&lt;</text:span><text:span text:style-name="T6">i</text:span><text:span text:style-name="T13"> </text:span><text:span text:style-name="T28">class</text:span><text:span text:style-name="T13">=</text:span><text:span text:style-name="T18">"fa fa-sign-out fa-lg"</text:span><text:span text:style-name="T13"> </text:span><text:span text:style-name="T28">title</text:span><text:span text:style-name="T13">=</text:span><text:span text:style-name="T18">"</text:span><text:span text:style-name="T16">{{</text:span><text:span text:style-name="T18"> </text:span><text:span text:style-name="T16">__</text:span><text:span text:style-name="T18">('Logout') </text:span><text:span text:style-name="T16">}}</text:span><text:span text:style-name="T18">"</text:span><text:span text:style-name="T33">&gt;&lt;/</text:span><text:span text:style-name="T6">i</text:span><text:span text:style-name="T33">&gt;</text:span></text:p>
      <text:p text:style-name="P7">                                    <text:span text:style-name="T33">&lt;/</text:span><text:span text:style-name="T6">a</text:span><text:span text:style-name="T33">&gt;</text:span></text:p>
      <text:p text:style-name="P9"/>
      <text:p text:style-name="P7">                                    <text:span text:style-name="T33">&lt;</text:span><text:span text:style-name="T6">form</text:span><text:span text:style-name="T13"> </text:span><text:span text:style-name="T28">id</text:span><text:span text:style-name="T13">=</text:span><text:span text:style-name="T18">"logout-form"</text:span><text:span text:style-name="T13"> </text:span><text:span text:style-name="T28">action</text:span><text:span text:style-name="T13">=</text:span><text:span text:style-name="T18">"</text:span><text:span text:style-name="T16">{{</text:span><text:span text:style-name="T18"> </text:span><text:span text:style-name="T16">route</text:span><text:span text:style-name="T18">('logout') </text:span><text:span text:style-name="T16">}}</text:span><text:span text:style-name="T18">"</text:span><text:span text:style-name="T13"> </text:span><text:span text:style-name="T28">method</text:span><text:span text:style-name="T13">=</text:span><text:span text:style-name="T18">"POST"</text:span><text:span text:style-name="T13"> </text:span><text:span text:style-name="T28">class</text:span><text:span text:style-name="T13">=</text:span><text:span text:style-name="T18">"d-none"</text:span><text:span text:style-name="T33">&gt;</text:span></text:p>
      <text:p text:style-name="P7">                                        <text:span text:style-name="T6">@csrf</text:span></text:p>
      <text:p text:style-name="P7">                                    <text:span text:style-name="T33">&lt;/</text:span><text:span text:style-name="T6">form</text:span><text:span text:style-name="T33">&gt;</text:span></text:p>
      <text:p text:style-name="P7">                                <text:span text:style-name="T33">&lt;/</text:span><text:span text:style-name="T6">div</text:span><text:span text:style-name="T33">&gt;</text:span></text:p>
      <text:p text:style-name="P7">                            <text:span text:style-name="T33">&lt;/</text:span><text:span text:style-name="T6">li</text:span><text:span text:style-name="T33">&gt;</text:span></text:p>
      <text:p text:style-name="P7">                        <text:span text:style-name="T6">@endguest</text:span></text:p>
      <text:p text:style-name="P7">                    <text:span text:style-name="T33">&lt;/</text:span><text:span text:style-name="T6">ul</text:span><text:span text:style-name="T33">&gt;</text:span></text:p>
      <text:p text:style-name="P7">                <text:span text:style-name="T33">&lt;/</text:span><text:span text:style-name="T6">div</text:span><text:span text:style-name="T33">&gt;</text:span></text:p>
      <text:p text:style-name="P7">            <text:span text:style-name="T14">{{-- &lt;/div&gt;</text:span></text:p>
      <text:p text:style-name="P8">        <text:span text:style-name="T13">&lt;/nav&gt; --}}</text:span></text:p>
      <text:p text:style-name="P9"/>
      <text:p text:style-name="P7">        <text:span text:style-name="T33">&lt;</text:span><text:span text:style-name="T6">main</text:span><text:span text:style-name="T13"> </text:span><text:span text:style-name="T28">class</text:span><text:span text:style-name="T13">=</text:span><text:span text:style-name="T18">"py-4"</text:span><text:span text:style-name="T33">&gt;</text:span></text:p>
      <text:p text:style-name="P7">            <text:span text:style-name="T6">@yield</text:span><text:span text:style-name="T13">(</text:span><text:span text:style-name="T18">'content'</text:span><text:span text:style-name="T13">)</text:span></text:p>
      <text:p text:style-name="P7">        <text:span text:style-name="T33">&lt;/</text:span><text:span text:style-name="T6">main</text:span><text:span text:style-name="T33">&gt;</text:span></text:p>
      <text:p text:style-name="P7">        <text:span text:style-name="T33">&lt;</text:span><text:span text:style-name="T6">div</text:span><text:span text:style-name="T13"> </text:span><text:span text:style-name="T28">class</text:span><text:span text:style-name="T13">=</text:span><text:span text:style-name="T18">"bottom-bar"</text:span><text:span text:style-name="T33">&gt;</text:span></text:p>
      <text:p text:style-name="P7">            <text:span text:style-name="T13">Copyright David Casalderrey Paz 2023</text:span></text:p>
      <text:p text:style-name="P7">        <text:span text:style-name="T33">&lt;/</text:span><text:span text:style-name="T6">div</text:span><text:span text:style-name="T33">&gt;</text:span></text:p>
      <text:p text:style-name="P7">    <text:span text:style-name="T33">&lt;/</text:span><text:span text:style-name="T6">div</text:span><text:span text:style-name="T33">&gt;</text:span></text:p>
      <text:p text:style-name="P5"><text:span text:style-name="T32">&lt;/</text:span><text:span text:style-name="T5">body</text:span><text:span text:style-name="T32">&gt;</text:span></text:p>
      <text:p text:style-name="P5"><text:span text:style-name="T32">&lt;/</text:span><text:span text:style-name="T5">html</text:span><text:span text:style-name="T32">&gt;</text:span></text:p>
      <text:p text:style-name="P5"/>
      <text:p text:style-name="P11"><text:span text:style-name="T3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6.2$Windows_X86_64 LibreOffice_project/0e133318fcee89abacd6a7d077e292f1145735c3</meta:generator>
    <dc:date>2023-02-28T10:02:54.422000000</dc:date>
    <meta:editing-duration>PT2H22M23S</meta:editing-duration>
    <meta:editing-cycles>3</meta:editing-cycles>
    <meta:document-statistic meta:table-count="0" meta:image-count="0" meta:object-count="0" meta:page-count="10" meta:paragraph-count="385" meta:word-count="1034" meta:character-count="10958" meta:non-whitespace-character-count="7803"/>
  </office:meta>
</office:document-meta>
</file>